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08.62mm" svg:height="384.73mm" svg:x="172.79mm" svg:y="29.35mm">
            <draw:object draw:notify-on-update-of-ranges="Sheet1.B2:Sheet1.B1382 Sheet1.C2:Sheet1.C1382 Sheet1.E2:Sheet1.E71 Sheet1.F2:Sheet1.F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87890625" calcext:value-type="float">
            <text:p>4.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9609375" calcext:value-type="float">
            <text:p>4.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93359375" calcext:value-type="float">
            <text:p>4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154296875" calcext:value-type="float">
            <text:p>2.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71484375" calcext:value-type="float">
            <text:p>3.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98828125" calcext:value-type="float">
            <text:p>1.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33203125" calcext:value-type="float">
            <text:p>3.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9453125" calcext:value-type="float">
            <text:p>1.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904296875" calcext:value-type="float">
            <text:p>2.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931640625" calcext:value-type="float">
            <text:p>1.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71484375" calcext:value-type="float">
            <text:p>2.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9013671875" calcext:value-type="float">
            <text:p>1.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556640625" calcext:value-type="float">
            <text:p>2.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900390625" calcext:value-type="float">
            <text:p>1.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5234375" calcext:value-type="float">
            <text:p>2.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94140625" calcext:value-type="float">
            <text:p>1.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361328125" calcext:value-type="float">
            <text:p>2.3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9453125" calcext:value-type="float">
            <text:p>1.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318359375" calcext:value-type="float">
            <text:p>2.3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990234375" calcext:value-type="float">
            <text:p>1.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279296875" calcext:value-type="float">
            <text:p>2.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9541015625" calcext:value-type="float">
            <text:p>1.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04296875" calcext:value-type="float">
            <text:p>2.0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.041015625" calcext:value-type="float">
            <text:p>2.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33984375" calcext:value-type="float">
            <text:p>2.3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.02734375" calcext:value-type="float">
            <text:p>2.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275390625" calcext:value-type="float">
            <text:p>2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.03125" calcext:value-type="float">
            <text:p>2.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.16015625" calcext:value-type="float">
            <text:p>2.1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.060546875" calcext:value-type="float">
            <text:p>2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09375" calcext:value-type="float">
            <text:p>2.0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1015625" calcext:value-type="float">
            <text:p>2.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07421875" calcext:value-type="float">
            <text:p>2.0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.12109375" calcext:value-type="float">
            <text:p>2.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08984375" calcext:value-type="float">
            <text:p>2.09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.126953125" calcext:value-type="float">
            <text:p>2.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255859375" calcext:value-type="float">
            <text:p>2.2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.115234375" calcext:value-type="float">
            <text:p>2.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01953125" calcext:value-type="float">
            <text:p>2.0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.154296875" calcext:value-type="float">
            <text:p>2.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01953125" calcext:value-type="float">
            <text:p>2.0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1484375" calcext:value-type="float">
            <text:p>2.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.009765625" calcext:value-type="float">
            <text:p>2.0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.18554687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0078125" calcext:value-type="float">
            <text:p>2.0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.177734375" calcext:value-type="float">
            <text:p>2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.10546875" calcext:value-type="float">
            <text:p>2.11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.150390625" calcext:value-type="float">
            <text:p>2.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.05859375" calcext:value-type="float">
            <text:p>2.0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.16796875" calcext:value-type="float">
            <text:p>2.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068359375" calcext:value-type="float">
            <text:p>2.0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.169921875" calcext:value-type="float">
            <text:p>2.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.111328125" calcext:value-type="float">
            <text:p>2.11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.166015625" calcext:value-type="float">
            <text:p>2.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8701171875" calcext:value-type="float">
            <text:p>1.87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.19921875" calcext:value-type="float">
            <text:p>2.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900390625" calcext:value-type="float">
            <text:p>1.9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.197265625" calcext:value-type="float">
            <text:p>2.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90234375" calcext:value-type="float">
            <text:p>1.90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.158203125" calcext:value-type="float">
            <text:p>2.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7880859375" calcext:value-type="float">
            <text:p>1.7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.18554687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.8515625" calcext:value-type="float">
            <text:p>1.8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.21875" calcext:value-type="float">
            <text:p>2.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.8798828125" calcext:value-type="float">
            <text:p>1.8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.1796875" calcext:value-type="float">
            <text:p>2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.9326171875" calcext:value-type="float">
            <text:p>1.93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2.205078125" calcext:value-type="float">
            <text:p>2.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.8427734375" calcext:value-type="float">
            <text:p>1.8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2.19335937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.8779296875" calcext:value-type="float">
            <text:p>1.8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.19921875" calcext:value-type="float">
            <text:p>2.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.8994140625" calcext:value-type="float">
            <text:p>1.9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.197265625" calcext:value-type="float">
            <text:p>2.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.7705078125" calcext:value-type="float">
            <text:p>1.77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2.18359375" calcext:value-type="float">
            <text:p>2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.8310546875" calcext:value-type="float">
            <text:p>1.8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.187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.7900390625" calcext:value-type="float">
            <text:p>1.7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.177734375" calcext:value-type="float">
            <text:p>2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67578125" calcext:value-type="float">
            <text:p>1.6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.187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.8173828125" calcext:value-type="float">
            <text:p>1.8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.171875" calcext:value-type="float">
            <text:p>2.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8779296875" calcext:value-type="float">
            <text:p>1.8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.1914062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.8564453125" calcext:value-type="float">
            <text:p>1.86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.16796875" calcext:value-type="float">
            <text:p>2.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8701171875" calcext:value-type="float">
            <text:p>1.87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2.203125" calcext:value-type="float">
            <text:p>2.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8349609375" calcext:value-type="float">
            <text:p>1.8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.19921875" calcext:value-type="float">
            <text:p>2.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908203125" calcext:value-type="float">
            <text:p>1.91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2.16796875" calcext:value-type="float">
            <text:p>2.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73828125" calcext:value-type="float">
            <text:p>1.7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2.1796875" calcext:value-type="float">
            <text:p>2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7705078125" calcext:value-type="float">
            <text:p>1.7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.205078125" calcext:value-type="float">
            <text:p>2.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87109375" calcext:value-type="float">
            <text:p>1.8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2.173828125" calcext:value-type="float">
            <text:p>2.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80859375" calcext:value-type="float">
            <text:p>1.8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77734375" calcext:value-type="float">
            <text:p>2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.80859375" calcext:value-type="float">
            <text:p>1.81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2.162109375" calcext:value-type="float">
            <text:p>2.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.7705078125" calcext:value-type="float">
            <text:p>1.7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2.208984375" calcext:value-type="float">
            <text:p>2.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.9296875" calcext:value-type="float">
            <text:p>1.9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2.173828125" calcext:value-type="float">
            <text:p>2.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.7060546875" calcext:value-type="float">
            <text:p>1.71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.203125" calcext:value-type="float">
            <text:p>2.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73828125" calcext:value-type="float">
            <text:p>1.74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.18945312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.791015625" calcext:value-type="float">
            <text:p>1.79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.18945312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.7451171875" calcext:value-type="float">
            <text:p>1.7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2.18554687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.646484375" calcext:value-type="float">
            <text:p>1.65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2.20703125" calcext:value-type="float">
            <text:p>2.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.70703125" calcext:value-type="float">
            <text:p>1.7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2.18359375" calcext:value-type="float">
            <text:p>2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8408203125" calcext:value-type="float">
            <text:p>1.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.15234375" calcext:value-type="float">
            <text:p>2.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.73046875" calcext:value-type="float">
            <text:p>1.73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166015625" calcext:value-type="float">
            <text:p>2.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.787109375" calcext:value-type="float">
            <text:p>1.79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2.203125" calcext:value-type="float">
            <text:p>2.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.7421875" calcext:value-type="float">
            <text:p>1.74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2.208984375" calcext:value-type="float">
            <text:p>2.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689453125" calcext:value-type="float">
            <text:p>1.69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2.18359375" calcext:value-type="float">
            <text:p>2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7314453125" calcext:value-type="float">
            <text:p>1.73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.19335937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.7265625" calcext:value-type="float">
            <text:p>1.73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2.1914062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.525390625" calcext:value-type="float">
            <text:p>1.53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2.19335937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.6435546875" calcext:value-type="float">
            <text:p>1.64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2.193359375" calcext:value-type="float">
            <text:p>2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.701171875" calcext:value-type="float">
            <text:p>1.70</text:p>
          </table:table-cell>
          <table:table-cell/>
          <table:table-cell office:value-type="float" office:value="1380" calcext:value-type="float">
            <text:p>1380</text:p>
          </table:table-cell>
          <table:table-cell office:value-type="float" office:value="2.205078125" calcext:value-type="float">
            <text:p>2.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7802734375" calcext:value-type="float">
            <text:p>1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.736328125" calcext:value-type="float">
            <text:p>1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.662109375" calcext:value-type="float">
            <text:p>1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.4462890625" calcext:value-type="float">
            <text:p>1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.650390625" calcext:value-type="float">
            <text:p>1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.6552734375" calcext:value-type="float">
            <text:p>1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.7470703125" calcext:value-type="float">
            <text:p>1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.6669921875" calcext:value-type="float">
            <text:p>1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.6640625" calcext:value-type="float">
            <text:p>1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.6787109375" calcext:value-type="float">
            <text:p>1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.6669921875" calcext:value-type="float">
            <text:p>1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.478515625" calcext:value-type="float">
            <text:p>1.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.640625" calcext:value-type="float">
            <text:p>1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.5673828125" calcext:value-type="float">
            <text:p>1.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.7265625" calcext:value-type="float">
            <text:p>1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.7265625" calcext:value-type="float">
            <text:p>1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.572265625" calcext:value-type="float">
            <text:p>1.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.6630859375" calcext:value-type="float">
            <text:p>1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.650390625" calcext:value-type="float">
            <text:p>1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.634765625" calcext:value-type="float">
            <text:p>1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.5537109375" calcext:value-type="float">
            <text:p>1.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.5263671875" calcext:value-type="float">
            <text:p>1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.5546875" calcext:value-type="float">
            <text:p>1.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.607421875" calcext:value-type="float">
            <text:p>1.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.55078125" calcext:value-type="float">
            <text:p>1.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.6796875" calcext:value-type="float">
            <text:p>1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.39453125" calcext:value-type="float">
            <text:p>1.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.619140625" calcext:value-type="float">
            <text:p>1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.6171875" calcext:value-type="float">
            <text:p>1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.6142578125" calcext:value-type="float">
            <text:p>1.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572265625" calcext:value-type="float">
            <text:p>1.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.568359375" calcext:value-type="float">
            <text:p>1.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.5556640625" calcext:value-type="float">
            <text:p>1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.5283203125" calcext:value-type="float">
            <text:p>1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.46484375" calcext:value-type="float">
            <text:p>1.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.587890625" calcext:value-type="float">
            <text:p>1.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.630859375" calcext:value-type="float">
            <text:p>1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.416015625" calcext:value-type="float">
            <text:p>1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.6083984375" calcext:value-type="float">
            <text:p>1.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.56640625" calcext:value-type="float">
            <text:p>1.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.5107421875" calcext:value-type="float">
            <text:p>1.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.560546875" calcext:value-type="float">
            <text:p>1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.3779296875" calcext:value-type="float">
            <text:p>1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.498046875" calcext:value-type="float">
            <text:p>1.5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.5556640625" calcext:value-type="float">
            <text:p>1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.517578125" calcext:value-type="float">
            <text:p>1.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.51171875" calcext:value-type="float">
            <text:p>1.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.60546875" calcext:value-type="float">
            <text:p>1.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.490234375" calcext:value-type="float">
            <text:p>1.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.5341796875" calcext:value-type="float">
            <text:p>1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.5263671875" calcext:value-type="float">
            <text:p>1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.5166015625" calcext:value-type="float">
            <text:p>1.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.4052734375" calcext:value-type="float">
            <text:p>1.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.4970703125" calcext:value-type="float">
            <text:p>1.5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.466796875" calcext:value-type="float">
            <text:p>1.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.427734375" calcext:value-type="float">
            <text:p>1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.4921875" calcext:value-type="float">
            <text:p>1.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.4169921875" calcext:value-type="float">
            <text:p>1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.4326171875" calcext:value-type="float">
            <text:p>1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.48046875" calcext:value-type="float">
            <text:p>1.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.2822265625" calcext:value-type="float">
            <text:p>1.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.5185546875" calcext:value-type="float">
            <text:p>1.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.4267578125" calcext:value-type="float">
            <text:p>1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.3837890625" calcext:value-type="float">
            <text:p>1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.48828125" calcext:value-type="float">
            <text:p>1.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.46484375" calcext:value-type="float">
            <text:p>1.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.453125" calcext:value-type="float">
            <text:p>1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.4150390625" calcext:value-type="float">
            <text:p>1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.2509765625" calcext:value-type="float">
            <text:p>1.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.244140625" calcext:value-type="float">
            <text:p>1.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.4794921875" calcext:value-type="float">
            <text:p>1.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.5361328125" calcext:value-type="float">
            <text:p>1.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.478515625" calcext:value-type="float">
            <text:p>1.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.431640625" calcext:value-type="float">
            <text:p>1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.2978515625" calcext:value-type="float">
            <text:p>1.3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.349609375" calcext:value-type="float">
            <text:p>1.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.3740234375" calcext:value-type="float">
            <text:p>1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.2880859375" calcext:value-type="float">
            <text:p>1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.4306640625" calcext:value-type="float">
            <text:p>1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.5439453125" calcext:value-type="float">
            <text:p>1.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4033203125" calcext:value-type="float">
            <text:p>1.4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.4501953125" calcext:value-type="float">
            <text:p>1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.3076171875" calcext:value-type="float">
            <text:p>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.341796875" calcext:value-type="float">
            <text:p>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.44921875" calcext:value-type="float">
            <text:p>1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.357421875" calcext:value-type="float">
            <text:p>1.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.3212890625" calcext:value-type="float">
            <text:p>1.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.3115234375" calcext:value-type="float">
            <text:p>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349609375" calcext:value-type="float">
            <text:p>1.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.44921875" calcext:value-type="float">
            <text:p>1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.3154296875" calcext:value-type="float">
            <text:p>1.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.3740234375" calcext:value-type="float">
            <text:p>1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3271484375" calcext:value-type="float">
            <text:p>1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.2919921875" calcext:value-type="float">
            <text:p>1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.365234375" calcext:value-type="float">
            <text:p>1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.236328125" calcext:value-type="float">
            <text:p>1.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3525390625" calcext:value-type="float">
            <text:p>1.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.3427734375" calcext:value-type="float">
            <text:p>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.2509765625" calcext:value-type="float">
            <text:p>1.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.2412109375" calcext:value-type="float">
            <text:p>1.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.283203125" calcext:value-type="float">
            <text:p>1.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.2626953125" calcext:value-type="float">
            <text:p>1.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.3828125" calcext:value-type="float">
            <text:p>1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.3662109375" calcext:value-type="float">
            <text:p>1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.3505859375" calcext:value-type="float">
            <text:p>1.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.3388671875" calcext:value-type="float">
            <text:p>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.3662109375" calcext:value-type="float">
            <text:p>1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.3486328125" calcext:value-type="float">
            <text:p>1.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.1015625" calcext:value-type="float">
            <text:p>1.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.2626953125" calcext:value-type="float">
            <text:p>1.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.2841796875" calcext:value-type="float">
            <text:p>1.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.3818359375" calcext:value-type="float">
            <text:p>1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.3603515625" calcext:value-type="float">
            <text:p>1.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.3232421875" calcext:value-type="float">
            <text:p>1.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.2353515625" calcext:value-type="float">
            <text:p>1.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.24609375" calcext:value-type="float">
            <text:p>1.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.314453125" calcext:value-type="float">
            <text:p>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.2041015625" calcext:value-type="float">
            <text:p>1.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.189453125" calcext:value-type="float">
            <text:p>1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.2412109375" calcext:value-type="float">
            <text:p>1.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.1611328125" calcext:value-type="float">
            <text:p>1.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.2861328125" calcext:value-type="float">
            <text:p>1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.158203125" calcext:value-type="float">
            <text:p>1.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.177734375" calcext:value-type="float">
            <text:p>1.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.1552734375" calcext:value-type="float">
            <text:p>1.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.2080078125" calcext:value-type="float">
            <text:p>1.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.22265625" calcext:value-type="float">
            <text:p>1.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1.197265625" calcext:value-type="float">
            <text:p>1.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.1923828125" calcext:value-type="float">
            <text:p>1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.294921875" calcext:value-type="float">
            <text:p>1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1728515625" calcext:value-type="float">
            <text:p>1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.1201171875" calcext:value-type="float">
            <text:p>1.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.171875" calcext:value-type="float">
            <text:p>1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.2197265625" calcext:value-type="float">
            <text:p>1.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.177734375" calcext:value-type="float">
            <text:p>1.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.0966796875" calcext:value-type="float">
            <text:p>1.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.1728515625" calcext:value-type="float">
            <text:p>1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.130859375" calcext:value-type="float">
            <text:p>1.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.197265625" calcext:value-type="float">
            <text:p>1.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.1591796875" calcext:value-type="float">
            <text:p>1.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.1064453125" calcext:value-type="float">
            <text:p>1.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.1640625" calcext:value-type="float">
            <text:p>1.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.23828125" calcext:value-type="float">
            <text:p>1.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.0859375" calcext:value-type="float">
            <text:p>1.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.1015625" calcext:value-type="float">
            <text:p>1.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.1279296875" calcext:value-type="float">
            <text:p>1.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.0947265625" calcext:value-type="float">
            <text:p>1.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.115234375" calcext:value-type="float">
            <text:p>1.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0.98876953125" calcext:value-type="float">
            <text:p>0.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.02734375" calcext:value-type="float">
            <text:p>1.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.26171875" calcext:value-type="float">
            <text:p>1.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.119140625" calcext:value-type="float">
            <text:p>1.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.0263671875" calcext:value-type="float">
            <text:p>1.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.0654296875" calcext:value-type="float">
            <text:p>1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0.93017578125" calcext:value-type="float">
            <text:p>0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0.950195312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.193359375" calcext:value-type="float">
            <text:p>1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0.970703125" calcext:value-type="float">
            <text:p>0.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.0517578125" calcext:value-type="float">
            <text:p>1.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.0888671875" calcext:value-type="float">
            <text:p>1.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0.96923828125" calcext:value-type="float">
            <text:p>0.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.0615234375" calcext:value-type="float">
            <text:p>1.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.052734375" calcext:value-type="float">
            <text:p>1.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.0654296875" calcext:value-type="float">
            <text:p>1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0.9765625" calcext:value-type="float">
            <text:p>0.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0.99365234375" calcext:value-type="float">
            <text:p>0.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0.952148437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0.9951171875" calcext:value-type="float">
            <text:p>1.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.0029296875" calcext:value-type="float">
            <text:p>1.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0.9506835937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.001953125" calcext:value-type="float">
            <text:p>1.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.0107421875" calcext:value-type="float">
            <text:p>1.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.0498046875" calcext:value-type="float">
            <text:p>1.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0.9545898437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0.99365234375" calcext:value-type="float">
            <text:p>0.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.005859375" calcext:value-type="float">
            <text:p>1.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0.9248046875" calcext:value-type="float">
            <text:p>0.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0.96484375" calcext:value-type="float">
            <text:p>0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0.874023437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0.962890625" calcext:value-type="float">
            <text:p>0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96484375" calcext:value-type="float">
            <text:p>0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0.9052734375" calcext:value-type="float">
            <text:p>0.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.0244140625" calcext:value-type="float">
            <text:p>1.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.0361328125" calcext:value-type="float">
            <text:p>1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0.9931640625" calcext:value-type="float">
            <text:p>0.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0.962890625" calcext:value-type="float">
            <text:p>0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91015625" calcext:value-type="float">
            <text:p>0.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.0283203125" calcext:value-type="float">
            <text:p>1.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0.9990234375" calcext:value-type="float">
            <text:p>1.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0.8696289062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.867187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0.9526367187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0.99169921875" calcext:value-type="float">
            <text:p>0.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0.9765625" calcext:value-type="float">
            <text:p>0.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0.92431640625" calcext:value-type="float">
            <text:p>0.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.0146484375" calcext:value-type="float">
            <text:p>1.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0.8715820312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0.86523437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0.8896484375" calcext:value-type="float">
            <text:p>0.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0.9526367187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.05078125" calcext:value-type="float">
            <text:p>1.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0.95703125" calcext:value-type="float">
            <text:p>0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0.8984375" calcext:value-type="float">
            <text:p>0.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0.93505859375" calcext:value-type="float">
            <text:p>0.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0.90087890625" calcext:value-type="float">
            <text:p>0.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0.9423828125" calcext:value-type="float">
            <text:p>0.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0.958984375" calcext:value-type="float">
            <text:p>0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0.9526367187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0.950195312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0.8745117187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0.89306640625" calcext:value-type="float">
            <text:p>0.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0.99853515625" calcext:value-type="float">
            <text:p>1.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.001953125" calcext:value-type="float">
            <text:p>1.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0.78564453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0.93212890625" calcext:value-type="float">
            <text:p>0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0.8784179687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0.9677734375" calcext:value-type="float">
            <text:p>0.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0.8789062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.0029296875" calcext:value-type="float">
            <text:p>1.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0.90087890625" calcext:value-type="float">
            <text:p>0.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0.97802734375" calcext:value-type="float">
            <text:p>0.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0.90966796875" calcext:value-type="float">
            <text:p>0.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0.8696289062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0.90625" calcext:value-type="float">
            <text:p>0.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0.84960937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0.88525390625" calcext:value-type="float">
            <text:p>0.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0.9516601562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0.856933593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0.98779296875" calcext:value-type="float">
            <text:p>0.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0.9013671875" calcext:value-type="float">
            <text:p>0.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833007812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0.935546875" calcext:value-type="float">
            <text:p>0.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0.78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0.82080078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0.8510742187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0.811523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0.89013671875" calcext:value-type="float">
            <text:p>0.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0.92529296875" calcext:value-type="float">
            <text:p>0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8833007812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0.84570312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0.94970703125" calcext:value-type="float">
            <text:p>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0.8354492187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0.77050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0.8842773437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0.8593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0.86230468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0.9560546875" calcext:value-type="float">
            <text:p>0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0.799804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0.8452148437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0.92236328125" calcext:value-type="float">
            <text:p>0.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0.7729492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0.8642578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0.89453125" calcext:value-type="float">
            <text:p>0.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0.822265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0.8344726562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0.9169921875" calcext:value-type="float">
            <text:p>0.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0.83789062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0.75878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0.860839843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0.8676757812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7392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0.82275390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0.81884765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0.86328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0.8916015625" calcext:value-type="float">
            <text:p>0.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0.746582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0.870117187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0.78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0.778808593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0.8666992187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0.778808593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0.8002929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0.8876953125" calcext:value-type="float">
            <text:p>0.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8203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0.8564453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0.749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0.91943359375" calcext:value-type="float">
            <text:p>0.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0.7744140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0.795410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0.7661132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82080078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0.829101562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0.725097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0.86328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0.840820312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0.73095703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0.72705078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0.87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0.82714843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0.92822265625" calcext:value-type="float">
            <text:p>0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77050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.879882812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0.7822265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0.81445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0.777343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0.75927734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0.7573242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0.900390625" calcext:value-type="float">
            <text:p>0.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0.795410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0.83105468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0.82275390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0.724121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0.78369140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0.8173828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0.815917968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0.821777343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0.80712890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0.80859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0.861328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0.7792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0.79296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0.867187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0.7958984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0.6962890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657226562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0.72265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0.7358398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0.70556640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0.7573242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0.81494140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0.91796875" calcext:value-type="float">
            <text:p>0.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0.8090820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0.8203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0.7412109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0.7436523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0.69433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0.8696289062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0.8339843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0.8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0.8134765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7377929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0.7617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0.72021484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0.78369140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0.9111328125" calcext:value-type="float">
            <text:p>0.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0.7939453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0.81445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0.762695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0.73974609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0.833496093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0.773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0.78955078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0.78857421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0.75537109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0.7622070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0.8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0.77001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0.7392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0.7456054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0.8061523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.7622070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0.8325195312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0.72998046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0.81933593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0.7412109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0.811523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0.794921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0.72949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0.800781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0.72900390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0.81884765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0.75830078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0.72851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0.809570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0.8764648437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0.7441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0.7768554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0.685058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0.8090820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0.6967773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0.69238281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0.7138671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0.76318359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0.80761718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0.809570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0.70703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0.79785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0.806640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0.8725585937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0.861328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6479492187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0.773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0.701171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0.743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0.804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0.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0.71533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0.7314453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0.7915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0.79785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0.81640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0.695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0.8398437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0.724121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0.7861328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0.82080078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0.778808593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0.7363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0.7314453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0.69091796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0.7685546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0.858886718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0.69775390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0.7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0.71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0.72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0.80712890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0.846679687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0.6669921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0.7353515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0.7490234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0.7338867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0.7363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0.773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0.7719726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0.7651367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0.75878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0.8642578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0.76806640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0.724121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0.76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0.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0.73046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0.625" calcext:value-type="float">
            <text:p>0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0.7729492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0.7119140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0.81542968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0.79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0.7377929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7568359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0.72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0.657226562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0.8437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0.79785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0.725097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0.67626953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0.733398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0.7573242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0.760253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0.8403320312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7377929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0.72021484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0.6982421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0.7915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0.75292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0.74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0.78857421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0.77148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0.76367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0.801269531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0.704101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0.70703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0.777343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0.80859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0.71044921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0.7138671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0.76904296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0.72998046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0.8090820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0.70898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0.6884765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0.78564453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0.77148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0.701171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0.815917968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0.70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0.7324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0.766601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0.7158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0.775390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0.7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0.7490234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0.737304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0.673339843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0.7436523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0.71435546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0.7749023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0.77001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8676757812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0.7197265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0.7792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0.81640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0.795410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0.6381835937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0.72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0.81445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0.69140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0.71826171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0.74023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0.778808593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0.7456054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0.6962890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0.82275390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0.74267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0.76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0.7421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0.7236328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0.77050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0.74707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0.7490234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0.81005859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0.72900390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0.7919921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0.6279296875" calcext:value-type="float">
            <text:p>0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0.68017578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0.7548828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0.7246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0.7412109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0.861328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0.7548828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0.7915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0.6660156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0.7919921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0.691894531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0.8139648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0.695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0.71435546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0.6440429687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0.76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0.8090820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0.70703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0.70800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0.72949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0.6621093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0.7392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0.775390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0.6962890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0.908203125" calcext:value-type="float">
            <text:p>0.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7338867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0.68701171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0.746582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0.82812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0.75292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0.7568359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0.72949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0.69384765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0.6547851562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0.668457031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0.8481445312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0.7729492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0.6660156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0.73486328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0.864746093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0.76904296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0.72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0.7958984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0.6171875" calcext:value-type="float">
            <text:p>0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0.6777343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0.7358398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0.840820312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0.7485351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0.81542968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0.7792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0.71923828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0.72119140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0.70800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0.7368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0.83496093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0.7763671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0.7060546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0.70800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0.7124023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0.700195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0.7724609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0.7324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0.790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0.76367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0.79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0.725097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0.7138671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0.7875976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0.6748046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0.69482421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0.80175781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0.7475585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0.73486328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0.77050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8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0.722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0.659667968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0.74804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0.731933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0.72021484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0.825683593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0.66894531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0.69873046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0.7368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0.71044921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0.8491210937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0.760742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0.69384765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0.70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0.857910156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0.7446289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0.700195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0.72558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0.7124023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0.78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0.72119140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0.7548828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0.79785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0.70263671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0.70068359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0.724121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0.74707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0.77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0.7163085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0.67089843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0.8764648437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0.722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0.69775390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0.7412109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0.7724609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0.6997070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0.657714843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0.7861328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0.8037109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0.7871093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0.74023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0.6567382812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0.8056640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0.7338867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0.82080078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0.76416015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0.69384765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795410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0.77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0.67968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0.7485351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0.6767578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0.70898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0.7016601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0.74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0.77050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0.7475585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0.8393554687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0.7138671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0.72949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0.69433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0.7358398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0.7661132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0.7329101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0.8339843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0.67138671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0.78076171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0.7236328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0.711425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0.73974609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0.7109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0.82275390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0.69433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0.79785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0.71923828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0.70751953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0.7207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0.682128906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0.711425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0.80175781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0.7670898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0.69384765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0.7246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0.701171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0.7729492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0.702148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0.74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0.8574218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0.7456054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0.7368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0.7392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0.7475585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0.804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0.66748046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0.75878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746582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0.766601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0.671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0.72998046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0.8500976562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0.79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0.6738281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0.695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0.762695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0.7368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0.773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0.725097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0.7177734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0.72119140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0.731933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0.75292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0.7377929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0.738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0.72802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0.8056640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0.711425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0.78564453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0.797363281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0.66308593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0.7016601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0.81298828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0.7919921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0.69726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0.7675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7392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0.71533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0.7436523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0.70849609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0.7670898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0.6904296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0.7875976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0.8422851562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0.641601562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0.725097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0.7124023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0.75292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0.7548828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0.72900390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0.815917968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0.7548828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0.62890625" calcext:value-type="float">
            <text:p>0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0.6845703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0.722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0.8540039062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8061523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0.7045898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0.762695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0.811523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0.7363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0.72998046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0.6621093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0.74707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0.63232421875" calcext:value-type="float">
            <text:p>0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0.72705078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0.743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0.7138671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0.72021484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0.854492187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0.75878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0.790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0.8037109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0.731933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0.7045898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0.737304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0.7792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0.71533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0.773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0.670410156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0.75634765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0.79931640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0.7148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0.69873046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0.67626953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0.77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0.69726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0.7822265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0.8374023437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0.70751953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0.77978515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0.64257812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0.819824218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0.7124023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0.69433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0.70947265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0.8134765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0.70800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0.74072265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0.76318359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0.7617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0.711425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0.65429687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0.784667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0.6064453125" calcext:value-type="float">
            <text:p>0.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0.7314453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77587890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0.83007812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0.7329101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0.78808593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0.72265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0.77099609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0.7939453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0.7729492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0.858886718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0.6748046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0.672363281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0.7363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0.6777343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0.72802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0.71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0.7617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0.70947265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0.750976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0.74023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0.712890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0.79345703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0.7719726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0.76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0.7050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0.78955078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0.7207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0.704101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0.7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0.7822265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0.74023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0.79101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0.76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0.74267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0.68994140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0.76806640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0.7851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0.663574218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0.722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0.7724609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0.7158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0.7573242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0.77001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0.7314453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0.65820312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0.737304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0.7763671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0.673339843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0.7231445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0.7314453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0.835937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75634765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0.790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0.6967773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0.72558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0.799804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0.77050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0.790527343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0.72265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0.78417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0.74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0.64062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0.671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0.75878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0.795410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0.784667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0.7392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0.7060546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0.7158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0.666503906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0.7661132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0.78369140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0.6816406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0.7050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0.829101562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0.784667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0.6562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0.75830078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0.74169921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0.762695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0.7050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0.695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0.7871093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0.683105468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0.69140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0.861328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0.75878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0.679199218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0.78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0.6967773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0.76416015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0.7275390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0.76416015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0.75292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0.7324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0.73486328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0.75244140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0.76123046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0.746582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0.76123046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0.7358398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69238281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0.73486328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0.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0.7246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0.800781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0.69433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0.7050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0.77001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0.81494140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0.687988281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0.7329101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0.669921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0.78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0.8261718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0.7392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0.682128906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0.75146484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0.79833984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0.6767578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0.77148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0.8764648437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0.6884765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0.7246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0.7368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0.68701171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0.722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0.6621093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0.753417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0.75537109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0.753417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0.79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0.79296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0.726074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0.755859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0.75878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0.726074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0.812011718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0.78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0.73486328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0.6479492187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0.75048828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0.7441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0.7548828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0.7724609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0.7851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0.7109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0.73974609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0.69775390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0.70703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731933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81689453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0.7236328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0.72802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float" office:value="0.65917968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0.8461914062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0.69775390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0.7207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0.7675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float" office:value="0.712890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0.7197265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0.7915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float" office:value="0.7314453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0.655761718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0.78076171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0.79296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0.883789062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float" office:value="0.731933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office:value-type="float" office:value="0.784667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office:value-type="float" office:value="0.69238281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0.6362304687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float" office:value="0.77001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office:value-type="float" office:value="0.80175781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0.6430664062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794921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0.7851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float" office:value="0.6845703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float" office:value="0.76367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office:value-type="float" office:value="0.7485351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office:value-type="float" office:value="0.72802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0.70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office:value-type="float" office:value="0.7060546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office:value-type="float" office:value="0.743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office:value-type="float" office:value="0.712890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float" office:value="0.7456054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office:value-type="float" office:value="0.7875976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office:value-type="float" office:value="0.7353515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office:value-type="float" office:value="0.72802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0.691894531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office:value-type="float" office:value="0.750976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0.83007812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office:value-type="float" office:value="0.7651367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float" office:value="0.71533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float" office:value="0.68017578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0.7060546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office:value-type="float" office:value="0.77587890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office:value-type="float" office:value="0.70556640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office:value-type="float" office:value="0.7421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0.7412109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6884765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0.7475585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float" office:value="0.7875976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float" office:value="0.73046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float" office:value="0.7314453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office:value-type="float" office:value="0.812011718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office:value-type="float" office:value="0.7358398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office:value-type="float" office:value="0.702148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float" office:value="0.67871093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0.75830078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office:value-type="float" office:value="0.7377929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float" office:value="0.7246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0.78369140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office:value-type="float" office:value="0.753417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office:value-type="float" office:value="0.72802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float" office:value="0.6420898437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float" office:value="0.825195312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float" office:value="0.69140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office:value-type="float" office:value="0.704101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0.75878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office:value-type="float" office:value="0.83007812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office:value-type="float" office:value="0.7919921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office:value-type="float" office:value="0.80224609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office:value-type="float" office:value="0.761718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0.657714843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office:value-type="float" office:value="0.6904296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office:value-type="float" office:value="0.8598632812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office:value-type="float" office:value="0.722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office:value-type="float" office:value="0.6459960937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0.78027343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office:value-type="float" office:value="0.68701171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office:value-type="float" office:value="0.76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office:value-type="float" office:value="0.75048828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0.6845703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0.7099609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office:value-type="float" office:value="0.7543945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office:value-type="float" office:value="0.76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office:value-type="float" office:value="0.64062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0.78027343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0.7749023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0.8798828125" calcext:value-type="float">
            <text:p>0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float" office:value="0.685058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office:value-type="float" office:value="0.665527343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office:value-type="float" office:value="0.6962890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office:value-type="float" office:value="0.795410156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office:value-type="float" office:value="0.72021484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office:value-type="float" office:value="0.68408203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float" office:value="0.812011718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office:value-type="float" office:value="0.738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750976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0.700195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office:value-type="float" office:value="0.68066406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office:value-type="float" office:value="0.8339843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office:value-type="float" office:value="0.8139648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office:value-type="float" office:value="0.7568359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office:value-type="float" office:value="0.69433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0.70751953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office:value-type="float" office:value="0.72021484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office:value-type="float" office:value="0.842773437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float" office:value="0.639648437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float" office:value="0.7871093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office:value-type="float" office:value="0.7368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office:value-type="float" office:value="0.731933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office:value-type="float" office:value="0.78564453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office:value-type="float" office:value="0.76904296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office:value-type="float" office:value="0.6933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office:value-type="float" office:value="0.712890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float" office:value="0.7446289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0.749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0.7158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float" office:value="0.67285156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office:value-type="float" office:value="0.738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office:value-type="float" office:value="0.755859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office:value-type="float" office:value="0.7685546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0.72900390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float" office:value="0.7851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0.75634765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office:value-type="float" office:value="0.79833984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office:value-type="float" office:value="0.683593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float" office:value="0.7368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0.69140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float" office:value="0.663574218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float" office:value="0.784667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office:value-type="float" office:value="0.75830078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office:value-type="float" office:value="0.822265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0.74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office:value-type="float" office:value="0.7158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office:value-type="float" office:value="0.7207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float" office:value="0.7236328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0.8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0.7216796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office:value-type="float" office:value="0.78369140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office:value-type="float" office:value="0.7543945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office:value-type="float" office:value="0.7412109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office:value-type="float" office:value="0.7392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office:value-type="float" office:value="0.72558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float" office:value="0.71923828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office:value-type="float" office:value="0.77099609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0.69433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8144531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office:value-type="float" office:value="0.7324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float" office:value="0.7861328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office:value-type="float" office:value="0.74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office:value-type="float" office:value="0.760253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office:value-type="float" office:value="0.68896484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float" office:value="0.62890625" calcext:value-type="float">
            <text:p>0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office:value-type="float" office:value="0.7622070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office:value-type="float" office:value="0.87060546875" calcext:value-type="float">
            <text:p>0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office:value-type="float" office:value="0.6684570312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0.75195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office:value-type="float" office:value="0.7685546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office:value-type="float" office:value="0.80419921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office:value-type="float" office:value="0.71044921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office:value-type="float" office:value="0.6669921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office:value-type="float" office:value="0.735839843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office:value-type="float" office:value="0.7368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office:value-type="float" office:value="0.7685546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float" office:value="0.7177734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office:value-type="float" office:value="0.75830078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0.5986328125" calcext:value-type="float">
            <text:p>0.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0.7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float" office:value="0.7158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0.822753906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0.695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0.81103515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office:value-type="float" office:value="0.71923828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float" office:value="0.685546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float" office:value="0.7045898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0.7241210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0.73486328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office:value-type="float" office:value="0.8139648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0.702148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office:value-type="float" office:value="0.89453125" calcext:value-type="float">
            <text:p>0.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0.760253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0.7109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0.7119140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office:value-type="float" office:value="0.7124023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office:value-type="float" office:value="0.78417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office:value-type="float" office:value="0.799804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float" office:value="0.80419921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office:value-type="float" office:value="0.68603515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office:value-type="float" office:value="0.664062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office:value-type="float" office:value="0.66796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float" office:value="0.759765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0.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float" office:value="0.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office:value-type="float" office:value="0.8183593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office:value-type="float" office:value="0.8183593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office:value-type="float" office:value="0.700195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68066406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0.72900390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office:value-type="float" office:value="0.79394531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0.7485351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office:value-type="float" office:value="0.71630859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office:value-type="float" office:value="0.7441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0.74072265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0.760253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office:value-type="float" office:value="0.75244140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office:value-type="float" office:value="0.790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float" office:value="0.710449218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office:value-type="float" office:value="0.76416015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office:value-type="float" office:value="0.7651367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office:value-type="float" office:value="0.73193359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0.67968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office:value-type="float" office:value="0.746582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office:value-type="float" office:value="0.6508789062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0.7338867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float" office:value="0.71533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office:value-type="float" office:value="0.71728515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0.753417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office:value-type="float" office:value="0.7446289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office:value-type="float" office:value="0.77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0.8354492187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office:value-type="float" office:value="0.69384765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office:value-type="float" office:value="0.70898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office:value-type="float" office:value="0.70947265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office:value-type="float" office:value="0.72900390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office:value-type="float" office:value="0.69580078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office:value-type="float" office:value="0.78076171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0.766601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office:value-type="float" office:value="0.860839843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float" office:value="0.831542968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office:value-type="float" office:value="0.823730468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0.75341796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0.738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float" office:value="0.64648437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office:value-type="float" office:value="0.69238281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office:value-type="float" office:value="0.75390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office:value-type="float" office:value="0.66308593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office:value-type="float" office:value="0.669921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office:value-type="float" office:value="0.72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office:value-type="float" office:value="0.74072265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office:value-type="float" office:value="0.72119140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office:value-type="float" office:value="0.7685546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office:value-type="float" office:value="0.7446289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float" office:value="0.76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office:value-type="float" office:value="0.7749023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0.8173828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office:value-type="float" office:value="0.737304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70849609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office:value-type="float" office:value="0.78808593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office:value-type="float" office:value="0.85888671875" calcext:value-type="float">
            <text:p>0.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office:value-type="float" office:value="0.679199218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office:value-type="float" office:value="0.6547851562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office:value-type="float" office:value="0.68066406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office:value-type="float" office:value="0.6928710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office:value-type="float" office:value="0.73876953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0.685546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float" office:value="0.7729492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0.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float" office:value="0.749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office:value-type="float" office:value="0.7666015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float" office:value="0.773925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office:value-type="float" office:value="0.7363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0.73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office:value-type="float" office:value="0.73681640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float" office:value="0.7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office:value-type="float" office:value="0.689941406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float" office:value="0.8422851562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office:value-type="float" office:value="0.70068359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0.69921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office:value-type="float" office:value="0.702148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office:value-type="float" office:value="0.725097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office:value-type="float" office:value="0.79833984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office:value-type="float" office:value="0.77441406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office:value-type="float" office:value="0.6499023437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office:value-type="float" office:value="0.817382812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office:value-type="float" office:value="0.6777343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office:value-type="float" office:value="0.7792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0.80224609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office:value-type="float" office:value="0.71533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0.6816406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office:value-type="float" office:value="0.7915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float" office:value="0.805664062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office:value-type="float" office:value="0.711425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office:value-type="float" office:value="0.6606445312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office:value-type="float" office:value="0.762695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office:value-type="float" office:value="0.73144531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office:value-type="float" office:value="0.681152343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office:value-type="float" office:value="0.6416015625" calcext:value-type="float">
            <text:p>0.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office:value-type="float" office:value="0.682128906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office:value-type="float" office:value="0.73339843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float" office:value="0.8139648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0.8466796875" calcext:value-type="float">
            <text:p>0.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office:value-type="float" office:value="0.78466796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office:value-type="float" office:value="0.8027343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office:value-type="float" office:value="0.79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office:value-type="float" office:value="0.74511718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0.669433593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726074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float" office:value="0.704101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office:value-type="float" office:value="0.840820312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office:value-type="float" office:value="0.6997070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office:value-type="float" office:value="0.746093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office:value-type="float" office:value="0.67578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office:value-type="float" office:value="0.6933593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office:value-type="float" office:value="0.8154296875" calcext:value-type="float">
            <text:p>0.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float" office:value="0.80615234375" calcext:value-type="float">
            <text:p>0.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office:value-type="float" office:value="0.696777343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office:value-type="float" office:value="0.7016601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office:value-type="float" office:value="0.792480468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office:value-type="float" office:value="0.77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office:value-type="float" office:value="0.692382812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office:value-type="float" office:value="0.738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office:value-type="float" office:value="0.8002929687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0.63330078125" calcext:value-type="float">
            <text:p>0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office:value-type="float" office:value="0.7031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office:value-type="float" office:value="0.7675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office:value-type="float" office:value="0.791503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float" office:value="0.83642578125" calcext:value-type="float">
            <text:p>0.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0.7622070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office:value-type="float" office:value="0.6904296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office:value-type="float" office:value="0.76025390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office:value-type="float" office:value="0.69482421875" calcext:value-type="float">
            <text:p>0.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office:value-type="float" office:value="0.75048828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float" office:value="0.6791992187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 office:value-type="float" office:value="0.7338867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0.772949218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office:value-type="float" office:value="0.711425781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office:value-type="float" office:value="0.718261718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0.77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office:value-type="float" office:value="0.7670898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0.737304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office:value-type="float" office:value="0.750976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office:value-type="float" office:value="0.7109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office:value-type="float" office:value="0.8017578125" calcext:value-type="float">
            <text:p>0.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office:value-type="float" office:value="0.72900390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float" office:value="0.721191406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office:value-type="float" office:value="0.78515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0.7373046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office:value-type="float" office:value="0.74707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0.726074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float" office:value="0.715820312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float" office:value="0.77148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float" office:value="0.6533203125" calcext:value-type="float">
            <text:p>0.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office:value-type="float" office:value="0.65771484375" calcext:value-type="float">
            <text:p>0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office:value-type="float" office:value="0.7807617187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office:value-type="float" office:value="0.7177734375" calcext:value-type="float">
            <text:p>0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office:value-type="float" office:value="0.73242187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762207031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office:value-type="float" office:value="0.82568359375" calcext:value-type="float">
            <text:p>0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office:value-type="float" office:value="0.7675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0.6845703125" calcext:value-type="float">
            <text:p>0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float" office:value="0.7485351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office:value-type="float" office:value="0.7705078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0.7250976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office:value-type="float" office:value="0.69726562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office:value-type="float" office:value="0.7700195312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0.740722656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0.78710937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office:value-type="float" office:value="0.72851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office:value-type="float" office:value="0.7426757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0.6982421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0.7734375" calcext:value-type="float">
            <text:p>0.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0.7890625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0.764648437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office:value-type="float" office:value="0.67138671875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office:value-type="float" office:value="0.6982421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office:value-type="float" office:value="0.7124023437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float" office:value="0.748535156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office:value-type="float" office:value="0.777832031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0.73291015625" calcext:value-type="float">
            <text:p>0.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0.759765625" calcext:value-type="float">
            <text:p>0.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office:value-type="float" office:value="0.7416992187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float" office:value="0.7465820312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office:value-type="float" office:value="0.736328125" calcext:value-type="float">
            <text:p>0.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office:value-type="float" office:value="0.70263671875" calcext:value-type="float">
            <text:p>0.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0.70947265625" calcext:value-type="float">
            <text:p>0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office:value-type="float" office:value="0.77978515625" calcext:value-type="float">
            <text:p>0.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office:value-type="float" office:value="0.748046875" calcext:value-type="float">
            <text:p>0.75</text:p>
          </table:table-cell>
          <table:table-cell table:number-columns-repeated="1021"/>
        </table:table-row>
        <table:table-row table:style-name="ro1" table:number-rows-repeated="10471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1:45:13.544780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06:03:10.533396270</meta:creation-date>
    <dc:date>2020-05-18T15:20:47.716533635</dc:date>
    <meta:editing-duration>PT2H47M34S</meta:editing-duration>
    <meta:editing-cycles>3</meta:editing-cycles>
    <meta:generator>LibreOffice/6.0.7.3$Linux_X86_64 LibreOffice_project/00m0$Build-3</meta:generator>
    <meta:document-statistic meta:table-count="1" meta:cell-count="29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5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false" chart:origin="0" chart:interval-major="0.4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0.863cm" svg:height="38.474cm" xlink:href=".." xlink:type="simple" chart:class="chart:scatter" chart:style-name="ch1">
        <chart:legend chart:legend-position="end" svg:x="108.011cm" svg:y="18.689cm" style:legend-expansion="high" chart:style-name="ch2"/>
        <chart:plot-area chart:style-name="ch3" table:cell-range-address="Sheet1.B2:Sheet1.C1382 Sheet1.F2:Sheet1.F71" svg:x="2.217cm" svg:y="0.769cm" svg:width="103.577cm" svg:height="36.936cm">
          <chartooo:coordinate-region svg:x="3.129cm" svg:y="0.968cm" svg:width="102.294cm" svg:height="36.0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2:Sheet1.C1382" chart:class="chart:scatter">
            <chart:domain table:cell-range-address="Sheet1.B2:Sheet1.B1382"/>
            <chart:data-point chart:repeated="1381"/>
          </chart:series>
          <chart:series chart:style-name="ch9" chart:values-cell-range-address="Sheet1.F2:Sheet1.F71" chart:class="chart:scatter">
            <chart:domain table:cell-range-address="Sheet1.E2:Sheet1.E71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382</svg:desc>
                </draw:g>
              </table:table-cell>
              <table:table-cell office:value-type="float" office:value="4.87890625">
                <text:p>4.87890625</text:p>
                <draw:g>
                  <svg:desc>Sheet1.C2:Sheet1.C1382</svg:desc>
                </draw:g>
              </table:table-cell>
              <table:table-cell office:value-type="float" office:value="0">
                <text:p>0</text:p>
                <draw:g>
                  <svg:desc>Sheet1.E2:Sheet1.E71</svg:desc>
                </draw:g>
              </table:table-cell>
              <table:table-cell office:value-type="float" office:value="4.9609375">
                <text:p>4.9609375</text:p>
                <draw:g>
                  <svg:desc>Sheet1.F2:Sheet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3359375">
                <text:p>4.93359375</text:p>
              </table:table-cell>
              <table:table-cell office:value-type="float" office:value="20">
                <text:p>20</text:p>
              </table:table-cell>
              <table:table-cell office:value-type="float" office:value="2.154296875">
                <text:p>2.1542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71484375">
                <text:p>3.71484375</text:p>
              </table:table-cell>
              <table:table-cell office:value-type="float" office:value="40">
                <text:p>40</text:p>
              </table:table-cell>
              <table:table-cell office:value-type="float" office:value="1.98828125">
                <text:p>1.988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3203125">
                <text:p>3.33203125</text:p>
              </table:table-cell>
              <table:table-cell office:value-type="float" office:value="60">
                <text:p>60</text:p>
              </table:table-cell>
              <table:table-cell office:value-type="float" office:value="1.9453125">
                <text:p>1.94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04296875">
                <text:p>2.904296875</text:p>
              </table:table-cell>
              <table:table-cell office:value-type="float" office:value="80">
                <text:p>80</text:p>
              </table:table-cell>
              <table:table-cell office:value-type="float" office:value="1.931640625">
                <text:p>1.9316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1484375">
                <text:p>2.71484375</text:p>
              </table:table-cell>
              <table:table-cell office:value-type="float" office:value="100">
                <text:p>100</text:p>
              </table:table-cell>
              <table:table-cell office:value-type="float" office:value="1.9013671875">
                <text:p>1.90136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556640625">
                <text:p>2.556640625</text:p>
              </table:table-cell>
              <table:table-cell office:value-type="float" office:value="120">
                <text:p>120</text:p>
              </table:table-cell>
              <table:table-cell office:value-type="float" office:value="1.900390625">
                <text:p>1.9003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234375">
                <text:p>2.5234375</text:p>
              </table:table-cell>
              <table:table-cell office:value-type="float" office:value="140">
                <text:p>140</text:p>
              </table:table-cell>
              <table:table-cell office:value-type="float" office:value="1.94140625">
                <text:p>1.941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361328125">
                <text:p>2.361328125</text:p>
              </table:table-cell>
              <table:table-cell office:value-type="float" office:value="160">
                <text:p>160</text:p>
              </table:table-cell>
              <table:table-cell office:value-type="float" office:value="1.9453125">
                <text:p>1.9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318359375">
                <text:p>2.318359375</text:p>
              </table:table-cell>
              <table:table-cell office:value-type="float" office:value="180">
                <text:p>180</text:p>
              </table:table-cell>
              <table:table-cell office:value-type="float" office:value="1.990234375">
                <text:p>1.990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279296875">
                <text:p>2.279296875</text:p>
              </table:table-cell>
              <table:table-cell office:value-type="float" office:value="200">
                <text:p>200</text:p>
              </table:table-cell>
              <table:table-cell office:value-type="float" office:value="1.9541015625">
                <text:p>1.95410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04296875">
                <text:p>2.04296875</text:p>
              </table:table-cell>
              <table:table-cell office:value-type="float" office:value="220">
                <text:p>220</text:p>
              </table:table-cell>
              <table:table-cell office:value-type="float" office:value="2.041015625">
                <text:p>2.0410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33984375">
                <text:p>2.33984375</text:p>
              </table:table-cell>
              <table:table-cell office:value-type="float" office:value="240">
                <text:p>240</text:p>
              </table:table-cell>
              <table:table-cell office:value-type="float" office:value="2.02734375">
                <text:p>2.027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275390625">
                <text:p>2.275390625</text:p>
              </table:table-cell>
              <table:table-cell office:value-type="float" office:value="260">
                <text:p>260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16015625">
                <text:p>2.16015625</text:p>
              </table:table-cell>
              <table:table-cell office:value-type="float" office:value="280">
                <text:p>280</text:p>
              </table:table-cell>
              <table:table-cell office:value-type="float" office:value="2.060546875">
                <text:p>2.0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09375">
                <text:p>2.09375</text:p>
              </table:table-cell>
              <table:table-cell office:value-type="float" office:value="300">
                <text:p>300</text:p>
              </table:table-cell>
              <table:table-cell office:value-type="float" office:value="2.1015625">
                <text:p>2.10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07421875">
                <text:p>2.07421875</text:p>
              </table:table-cell>
              <table:table-cell office:value-type="float" office:value="320">
                <text:p>320</text:p>
              </table:table-cell>
              <table:table-cell office:value-type="float" office:value="2.12109375">
                <text:p>2.121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08984375">
                <text:p>2.08984375</text:p>
              </table:table-cell>
              <table:table-cell office:value-type="float" office:value="340">
                <text:p>340</text:p>
              </table:table-cell>
              <table:table-cell office:value-type="float" office:value="2.126953125">
                <text:p>2.126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255859375">
                <text:p>2.255859375</text:p>
              </table:table-cell>
              <table:table-cell office:value-type="float" office:value="360">
                <text:p>360</text:p>
              </table:table-cell>
              <table:table-cell office:value-type="float" office:value="2.115234375">
                <text:p>2.11523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01953125">
                <text:p>2.01953125</text:p>
              </table:table-cell>
              <table:table-cell office:value-type="float" office:value="380">
                <text:p>380</text:p>
              </table:table-cell>
              <table:table-cell office:value-type="float" office:value="2.154296875">
                <text:p>2.15429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01953125">
                <text:p>2.01953125</text:p>
              </table:table-cell>
              <table:table-cell office:value-type="float" office:value="400">
                <text:p>400</text:p>
              </table:table-cell>
              <table:table-cell office:value-type="float" office:value="2.1484375">
                <text:p>2.148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009765625">
                <text:p>2.009765625</text:p>
              </table:table-cell>
              <table:table-cell office:value-type="float" office:value="420">
                <text:p>420</text:p>
              </table:table-cell>
              <table:table-cell office:value-type="float" office:value="2.185546875">
                <text:p>2.18554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0078125">
                <text:p>2.0078125</text:p>
              </table:table-cell>
              <table:table-cell office:value-type="float" office:value="440">
                <text:p>440</text:p>
              </table:table-cell>
              <table:table-cell office:value-type="float" office:value="2.177734375">
                <text:p>2.17773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10546875">
                <text:p>2.10546875</text:p>
              </table:table-cell>
              <table:table-cell office:value-type="float" office:value="460">
                <text:p>460</text:p>
              </table:table-cell>
              <table:table-cell office:value-type="float" office:value="2.150390625">
                <text:p>2.15039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05859375">
                <text:p>2.05859375</text:p>
              </table:table-cell>
              <table:table-cell office:value-type="float" office:value="480">
                <text:p>480</text:p>
              </table:table-cell>
              <table:table-cell office:value-type="float" office:value="2.16796875">
                <text:p>2.1679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068359375">
                <text:p>2.068359375</text:p>
              </table:table-cell>
              <table:table-cell office:value-type="float" office:value="500">
                <text:p>500</text:p>
              </table:table-cell>
              <table:table-cell office:value-type="float" office:value="2.169921875">
                <text:p>2.16992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111328125">
                <text:p>2.111328125</text:p>
              </table:table-cell>
              <table:table-cell office:value-type="float" office:value="520">
                <text:p>520</text:p>
              </table:table-cell>
              <table:table-cell office:value-type="float" office:value="2.166015625">
                <text:p>2.166015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8701171875">
                <text:p>1.8701171875</text:p>
              </table:table-cell>
              <table:table-cell office:value-type="float" office:value="540">
                <text:p>540</text:p>
              </table:table-cell>
              <table:table-cell office:value-type="float" office:value="2.19921875">
                <text:p>2.1992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900390625">
                <text:p>1.900390625</text:p>
              </table:table-cell>
              <table:table-cell office:value-type="float" office:value="560">
                <text:p>560</text:p>
              </table:table-cell>
              <table:table-cell office:value-type="float" office:value="2.197265625">
                <text:p>2.19726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90234375">
                <text:p>1.90234375</text:p>
              </table:table-cell>
              <table:table-cell office:value-type="float" office:value="580">
                <text:p>580</text:p>
              </table:table-cell>
              <table:table-cell office:value-type="float" office:value="2.158203125">
                <text:p>2.1582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7880859375">
                <text:p>1.7880859375</text:p>
              </table:table-cell>
              <table:table-cell office:value-type="float" office:value="600">
                <text:p>600</text:p>
              </table:table-cell>
              <table:table-cell office:value-type="float" office:value="2.185546875">
                <text:p>2.18554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8515625">
                <text:p>1.8515625</text:p>
              </table:table-cell>
              <table:table-cell office:value-type="float" office:value="620">
                <text:p>620</text:p>
              </table:table-cell>
              <table:table-cell office:value-type="float" office:value="2.21875">
                <text:p>2.2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8798828125">
                <text:p>1.8798828125</text:p>
              </table:table-cell>
              <table:table-cell office:value-type="float" office:value="640">
                <text:p>640</text:p>
              </table:table-cell>
              <table:table-cell office:value-type="float" office:value="2.1796875">
                <text:p>2.1796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9326171875">
                <text:p>1.9326171875</text:p>
              </table:table-cell>
              <table:table-cell office:value-type="float" office:value="660">
                <text:p>660</text:p>
              </table:table-cell>
              <table:table-cell office:value-type="float" office:value="2.205078125">
                <text:p>2.20507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8427734375">
                <text:p>1.8427734375</text:p>
              </table:table-cell>
              <table:table-cell office:value-type="float" office:value="680">
                <text:p>680</text:p>
              </table:table-cell>
              <table:table-cell office:value-type="float" office:value="2.193359375">
                <text:p>2.1933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8779296875">
                <text:p>1.8779296875</text:p>
              </table:table-cell>
              <table:table-cell office:value-type="float" office:value="700">
                <text:p>700</text:p>
              </table:table-cell>
              <table:table-cell office:value-type="float" office:value="2.19921875">
                <text:p>2.199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8994140625">
                <text:p>1.8994140625</text:p>
              </table:table-cell>
              <table:table-cell office:value-type="float" office:value="720">
                <text:p>720</text:p>
              </table:table-cell>
              <table:table-cell office:value-type="float" office:value="2.197265625">
                <text:p>2.19726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7705078125">
                <text:p>1.7705078125</text:p>
              </table:table-cell>
              <table:table-cell office:value-type="float" office:value="740">
                <text:p>740</text:p>
              </table:table-cell>
              <table:table-cell office:value-type="float" office:value="2.18359375">
                <text:p>2.1835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8310546875">
                <text:p>1.8310546875</text:p>
              </table:table-cell>
              <table:table-cell office:value-type="float" office:value="760">
                <text:p>76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7900390625">
                <text:p>1.7900390625</text:p>
              </table:table-cell>
              <table:table-cell office:value-type="float" office:value="780">
                <text:p>780</text:p>
              </table:table-cell>
              <table:table-cell office:value-type="float" office:value="2.177734375">
                <text:p>2.17773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67578125">
                <text:p>1.67578125</text:p>
              </table:table-cell>
              <table:table-cell office:value-type="float" office:value="800">
                <text:p>80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8173828125">
                <text:p>1.8173828125</text:p>
              </table:table-cell>
              <table:table-cell office:value-type="float" office:value="820">
                <text:p>820</text:p>
              </table:table-cell>
              <table:table-cell office:value-type="float" office:value="2.171875">
                <text:p>2.17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8779296875">
                <text:p>1.8779296875</text:p>
              </table:table-cell>
              <table:table-cell office:value-type="float" office:value="840">
                <text:p>840</text:p>
              </table:table-cell>
              <table:table-cell office:value-type="float" office:value="2.19140625">
                <text:p>2.191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8564453125">
                <text:p>1.8564453125</text:p>
              </table:table-cell>
              <table:table-cell office:value-type="float" office:value="860">
                <text:p>860</text:p>
              </table:table-cell>
              <table:table-cell office:value-type="float" office:value="2.16796875">
                <text:p>2.1679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8701171875">
                <text:p>1.8701171875</text:p>
              </table:table-cell>
              <table:table-cell office:value-type="float" office:value="880">
                <text:p>880</text:p>
              </table:table-cell>
              <table:table-cell office:value-type="float" office:value="2.203125">
                <text:p>2.20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8349609375">
                <text:p>1.8349609375</text:p>
              </table:table-cell>
              <table:table-cell office:value-type="float" office:value="900">
                <text:p>900</text:p>
              </table:table-cell>
              <table:table-cell office:value-type="float" office:value="2.19921875">
                <text:p>2.1992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908203125">
                <text:p>1.908203125</text:p>
              </table:table-cell>
              <table:table-cell office:value-type="float" office:value="920">
                <text:p>920</text:p>
              </table:table-cell>
              <table:table-cell office:value-type="float" office:value="2.16796875">
                <text:p>2.16796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73828125">
                <text:p>1.73828125</text:p>
              </table:table-cell>
              <table:table-cell office:value-type="float" office:value="940">
                <text:p>940</text:p>
              </table:table-cell>
              <table:table-cell office:value-type="float" office:value="2.1796875">
                <text:p>2.179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7705078125">
                <text:p>1.7705078125</text:p>
              </table:table-cell>
              <table:table-cell office:value-type="float" office:value="960">
                <text:p>960</text:p>
              </table:table-cell>
              <table:table-cell office:value-type="float" office:value="2.205078125">
                <text:p>2.20507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87109375">
                <text:p>1.87109375</text:p>
              </table:table-cell>
              <table:table-cell office:value-type="float" office:value="980">
                <text:p>980</text:p>
              </table:table-cell>
              <table:table-cell office:value-type="float" office:value="2.173828125">
                <text:p>2.17382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80859375">
                <text:p>1.80859375</text:p>
              </table:table-cell>
              <table:table-cell office:value-type="float" office:value="1000">
                <text:p>1000</text:p>
              </table:table-cell>
              <table:table-cell office:value-type="float" office:value="2.177734375">
                <text:p>2.17773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80859375">
                <text:p>1.80859375</text:p>
              </table:table-cell>
              <table:table-cell office:value-type="float" office:value="1020">
                <text:p>1020</text:p>
              </table:table-cell>
              <table:table-cell office:value-type="float" office:value="2.162109375">
                <text:p>2.1621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7705078125">
                <text:p>1.7705078125</text:p>
              </table:table-cell>
              <table:table-cell office:value-type="float" office:value="1040">
                <text:p>1040</text:p>
              </table:table-cell>
              <table:table-cell office:value-type="float" office:value="2.208984375">
                <text:p>2.20898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9296875">
                <text:p>1.9296875</text:p>
              </table:table-cell>
              <table:table-cell office:value-type="float" office:value="1060">
                <text:p>1060</text:p>
              </table:table-cell>
              <table:table-cell office:value-type="float" office:value="2.173828125">
                <text:p>2.173828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7060546875">
                <text:p>1.7060546875</text:p>
              </table:table-cell>
              <table:table-cell office:value-type="float" office:value="1080">
                <text:p>1080</text:p>
              </table:table-cell>
              <table:table-cell office:value-type="float" office:value="2.203125">
                <text:p>2.20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73828125">
                <text:p>1.73828125</text:p>
              </table:table-cell>
              <table:table-cell office:value-type="float" office:value="1100">
                <text:p>1100</text:p>
              </table:table-cell>
              <table:table-cell office:value-type="float" office:value="2.189453125">
                <text:p>2.18945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791015625">
                <text:p>1.791015625</text:p>
              </table:table-cell>
              <table:table-cell office:value-type="float" office:value="1120">
                <text:p>1120</text:p>
              </table:table-cell>
              <table:table-cell office:value-type="float" office:value="2.189453125">
                <text:p>2.18945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7451171875">
                <text:p>1.7451171875</text:p>
              </table:table-cell>
              <table:table-cell office:value-type="float" office:value="1140">
                <text:p>1140</text:p>
              </table:table-cell>
              <table:table-cell office:value-type="float" office:value="2.185546875">
                <text:p>2.18554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646484375">
                <text:p>1.646484375</text:p>
              </table:table-cell>
              <table:table-cell office:value-type="float" office:value="1160">
                <text:p>1160</text:p>
              </table:table-cell>
              <table:table-cell office:value-type="float" office:value="2.20703125">
                <text:p>2.2070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70703125">
                <text:p>1.70703125</text:p>
              </table:table-cell>
              <table:table-cell office:value-type="float" office:value="1180">
                <text:p>1180</text:p>
              </table:table-cell>
              <table:table-cell office:value-type="float" office:value="2.18359375">
                <text:p>2.1835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8408203125">
                <text:p>1.8408203125</text:p>
              </table:table-cell>
              <table:table-cell office:value-type="float" office:value="1200">
                <text:p>1200</text:p>
              </table:table-cell>
              <table:table-cell office:value-type="float" office:value="2.15234375">
                <text:p>2.1523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73046875">
                <text:p>1.73046875</text:p>
              </table:table-cell>
              <table:table-cell office:value-type="float" office:value="1220">
                <text:p>1220</text:p>
              </table:table-cell>
              <table:table-cell office:value-type="float" office:value="2.166015625">
                <text:p>2.16601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787109375">
                <text:p>1.787109375</text:p>
              </table:table-cell>
              <table:table-cell office:value-type="float" office:value="1240">
                <text:p>1240</text:p>
              </table:table-cell>
              <table:table-cell office:value-type="float" office:value="2.203125">
                <text:p>2.20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7421875">
                <text:p>1.7421875</text:p>
              </table:table-cell>
              <table:table-cell office:value-type="float" office:value="1260">
                <text:p>1260</text:p>
              </table:table-cell>
              <table:table-cell office:value-type="float" office:value="2.208984375">
                <text:p>2.20898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689453125">
                <text:p>1.689453125</text:p>
              </table:table-cell>
              <table:table-cell office:value-type="float" office:value="1280">
                <text:p>1280</text:p>
              </table:table-cell>
              <table:table-cell office:value-type="float" office:value="2.18359375">
                <text:p>2.1835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7314453125">
                <text:p>1.7314453125</text:p>
              </table:table-cell>
              <table:table-cell office:value-type="float" office:value="1300">
                <text:p>1300</text:p>
              </table:table-cell>
              <table:table-cell office:value-type="float" office:value="2.193359375">
                <text:p>2.193359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7265625">
                <text:p>1.7265625</text:p>
              </table:table-cell>
              <table:table-cell office:value-type="float" office:value="1320">
                <text:p>1320</text:p>
              </table:table-cell>
              <table:table-cell office:value-type="float" office:value="2.19140625">
                <text:p>2.1914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525390625">
                <text:p>1.525390625</text:p>
              </table:table-cell>
              <table:table-cell office:value-type="float" office:value="1340">
                <text:p>1340</text:p>
              </table:table-cell>
              <table:table-cell office:value-type="float" office:value="2.193359375">
                <text:p>2.19335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6435546875">
                <text:p>1.6435546875</text:p>
              </table:table-cell>
              <table:table-cell office:value-type="float" office:value="1360">
                <text:p>1360</text:p>
              </table:table-cell>
              <table:table-cell office:value-type="float" office:value="2.193359375">
                <text:p>2.193359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701171875">
                <text:p>1.701171875</text:p>
              </table:table-cell>
              <table:table-cell office:value-type="float" office:value="1380">
                <text:p>1380</text:p>
              </table:table-cell>
              <table:table-cell office:value-type="float" office:value="2.205078125">
                <text:p>2.20507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7802734375">
                <text:p>1.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736328125">
                <text:p>1.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662109375">
                <text:p>1.6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4462890625">
                <text:p>1.4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650390625">
                <text:p>1.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552734375">
                <text:p>1.65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7470703125">
                <text:p>1.7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6669921875">
                <text:p>1.6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6640625">
                <text:p>1.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6787109375">
                <text:p>1.6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6669921875">
                <text:p>1.6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478515625">
                <text:p>1.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640625">
                <text:p>1.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5673828125">
                <text:p>1.5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7265625">
                <text:p>1.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7265625">
                <text:p>1.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572265625">
                <text:p>1.5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6630859375">
                <text:p>1.66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650390625">
                <text:p>1.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634765625">
                <text:p>1.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5537109375">
                <text:p>1.55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5263671875">
                <text:p>1.5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5546875">
                <text:p>1.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607421875">
                <text:p>1.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55078125">
                <text:p>1.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.6796875">
                <text:p>1.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39453125">
                <text:p>1.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619140625">
                <text:p>1.6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6171875">
                <text:p>1.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.6142578125">
                <text:p>1.6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.572265625">
                <text:p>1.5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.568359375">
                <text:p>1.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.5556640625">
                <text:p>1.5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.5283203125">
                <text:p>1.5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.46484375">
                <text:p>1.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.587890625">
                <text:p>1.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.630859375">
                <text:p>1.6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.416015625">
                <text:p>1.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.6083984375">
                <text:p>1.60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56640625">
                <text:p>1.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5107421875">
                <text:p>1.51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560546875">
                <text:p>1.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3779296875">
                <text:p>1.3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498046875">
                <text:p>1.4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5556640625">
                <text:p>1.5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517578125">
                <text:p>1.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51171875">
                <text:p>1.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60546875">
                <text:p>1.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490234375">
                <text:p>1.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5341796875">
                <text:p>1.5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5263671875">
                <text:p>1.5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5166015625">
                <text:p>1.5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4052734375">
                <text:p>1.40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4970703125">
                <text:p>1.4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466796875">
                <text:p>1.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427734375">
                <text:p>1.4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4921875">
                <text:p>1.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4169921875">
                <text:p>1.4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4326171875">
                <text:p>1.4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.48046875">
                <text:p>1.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.2822265625">
                <text:p>1.2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.5185546875">
                <text:p>1.51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.4267578125">
                <text:p>1.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3837890625">
                <text:p>1.3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.48828125">
                <text:p>1.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.46484375">
                <text:p>1.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.453125">
                <text:p>1.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.4150390625">
                <text:p>1.4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.2509765625">
                <text:p>1.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.244140625">
                <text:p>1.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4794921875">
                <text:p>1.4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.5361328125">
                <text:p>1.53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478515625">
                <text:p>1.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.431640625">
                <text:p>1.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.2978515625">
                <text:p>1.2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349609375">
                <text:p>1.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3740234375">
                <text:p>1.3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.2880859375">
                <text:p>1.2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4306640625">
                <text:p>1.4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5439453125">
                <text:p>1.5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4033203125">
                <text:p>1.40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4501953125">
                <text:p>1.45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3076171875">
                <text:p>1.3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341796875">
                <text:p>1.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44921875">
                <text:p>1.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357421875">
                <text:p>1.3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3212890625">
                <text:p>1.3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3115234375">
                <text:p>1.3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349609375">
                <text:p>1.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44921875">
                <text:p>1.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3154296875">
                <text:p>1.3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3740234375">
                <text:p>1.3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3271484375">
                <text:p>1.32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2919921875">
                <text:p>1.2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365234375">
                <text:p>1.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236328125">
                <text:p>1.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3525390625">
                <text:p>1.35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3427734375">
                <text:p>1.34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2509765625">
                <text:p>1.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2412109375">
                <text:p>1.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283203125">
                <text:p>1.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2626953125">
                <text:p>1.2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3828125">
                <text:p>1.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3662109375">
                <text:p>1.36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3505859375">
                <text:p>1.3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3388671875">
                <text:p>1.3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3662109375">
                <text:p>1.36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3486328125">
                <text:p>1.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1015625">
                <text:p>1.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2626953125">
                <text:p>1.2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2841796875">
                <text:p>1.2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3818359375">
                <text:p>1.38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3603515625">
                <text:p>1.36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3232421875">
                <text:p>1.32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2353515625">
                <text:p>1.23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24609375">
                <text:p>1.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314453125">
                <text:p>1.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2041015625">
                <text:p>1.2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189453125">
                <text:p>1.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2412109375">
                <text:p>1.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1611328125">
                <text:p>1.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2861328125">
                <text:p>1.2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158203125">
                <text:p>1.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177734375">
                <text:p>1.1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1552734375">
                <text:p>1.15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2080078125">
                <text:p>1.2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22265625">
                <text:p>1.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197265625">
                <text:p>1.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.1923828125">
                <text:p>1.1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294921875">
                <text:p>1.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.1728515625">
                <text:p>1.1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.1201171875">
                <text:p>1.12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.171875">
                <text:p>1.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.2197265625">
                <text:p>1.2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.177734375">
                <text:p>1.1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.0966796875">
                <text:p>1.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.1728515625">
                <text:p>1.1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.130859375">
                <text:p>1.1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.197265625">
                <text:p>1.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.1591796875">
                <text:p>1.1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.1064453125">
                <text:p>1.1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.1640625">
                <text:p>1.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.23828125">
                <text:p>1.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.0859375">
                <text:p>1.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.1015625">
                <text:p>1.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.1279296875">
                <text:p>1.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0947265625">
                <text:p>1.0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.115234375">
                <text:p>1.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98876953125">
                <text:p>0.988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.02734375">
                <text:p>1.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.26171875">
                <text:p>1.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.119140625">
                <text:p>1.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0263671875">
                <text:p>1.0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.0654296875">
                <text:p>1.06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93017578125">
                <text:p>0.930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9501953125">
                <text:p>0.95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.193359375">
                <text:p>1.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.0517578125">
                <text:p>1.0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.0888671875">
                <text:p>1.0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96923828125">
                <text:p>0.96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.0615234375">
                <text:p>1.0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.052734375">
                <text:p>1.0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0654296875">
                <text:p>1.06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9765625">
                <text:p>0.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99365234375">
                <text:p>0.99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9521484375">
                <text:p>0.95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9951171875">
                <text:p>0.99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.0029296875">
                <text:p>1.00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95068359375">
                <text:p>0.950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.001953125">
                <text:p>1.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.0107421875">
                <text:p>1.01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0498046875">
                <text:p>1.04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95458984375">
                <text:p>0.95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99365234375">
                <text:p>0.99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.005859375">
                <text:p>1.0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9248046875">
                <text:p>0.92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96484375">
                <text:p>0.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8740234375">
                <text:p>0.8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96484375">
                <text:p>0.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9052734375">
                <text:p>0.90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.0244140625">
                <text:p>1.0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.0361328125">
                <text:p>1.03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9931640625">
                <text:p>0.9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91015625">
                <text:p>0.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.0283203125">
                <text:p>1.0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9990234375">
                <text:p>0.9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86962890625">
                <text:p>0.8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8671875">
                <text:p>0.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95263671875">
                <text:p>0.95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99169921875">
                <text:p>0.99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9765625">
                <text:p>0.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92431640625">
                <text:p>0.92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.0146484375">
                <text:p>1.01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87158203125">
                <text:p>0.87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8896484375">
                <text:p>0.88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5263671875">
                <text:p>0.95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.05078125">
                <text:p>1.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95703125">
                <text:p>0.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8984375">
                <text:p>0.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93505859375">
                <text:p>0.93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90087890625">
                <text:p>0.900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9423828125">
                <text:p>0.94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95263671875">
                <text:p>0.95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9501953125">
                <text:p>0.95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87451171875">
                <text:p>0.8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89306640625">
                <text:p>0.89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99853515625">
                <text:p>0.998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.001953125">
                <text:p>1.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78564453125">
                <text:p>0.785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93212890625">
                <text:p>0.93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87841796875">
                <text:p>0.87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9677734375">
                <text:p>0.9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87890625">
                <text:p>0.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.0029296875">
                <text:p>1.00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90087890625">
                <text:p>0.900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97802734375">
                <text:p>0.9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90966796875">
                <text:p>0.9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86962890625">
                <text:p>0.8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90625">
                <text:p>0.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88525390625">
                <text:p>0.885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95166015625">
                <text:p>0.95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85693359375">
                <text:p>0.85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98779296875">
                <text:p>0.98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9013671875">
                <text:p>0.90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88330078125">
                <text:p>0.883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935546875">
                <text:p>0.9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82080078125">
                <text:p>0.82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85107421875">
                <text:p>0.851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8115234375">
                <text:p>0.8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89013671875">
                <text:p>0.890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92529296875">
                <text:p>0.925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88330078125">
                <text:p>0.883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94970703125">
                <text:p>0.94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83544921875">
                <text:p>0.8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88427734375">
                <text:p>0.884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859375">
                <text:p>0.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8623046875">
                <text:p>0.86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9560546875">
                <text:p>0.9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84521484375">
                <text:p>0.845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92236328125">
                <text:p>0.92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77294921875">
                <text:p>0.7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8642578125">
                <text:p>0.86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89453125">
                <text:p>0.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83447265625">
                <text:p>0.83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9169921875">
                <text:p>0.9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86083984375">
                <text:p>0.860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86767578125">
                <text:p>0.8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82275390625">
                <text:p>0.82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81884765625">
                <text:p>0.81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86328125">
                <text:p>0.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8916015625">
                <text:p>0.89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74658203125">
                <text:p>0.7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8701171875">
                <text:p>0.8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7890625">
                <text:p>0.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77880859375">
                <text:p>0.77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86669921875">
                <text:p>0.86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77880859375">
                <text:p>0.77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80029296875">
                <text:p>0.800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8876953125">
                <text:p>0.88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8203125">
                <text:p>0.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8564453125">
                <text:p>0.85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74951171875">
                <text:p>0.749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91943359375">
                <text:p>0.91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7744140625">
                <text:p>0.7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79541015625">
                <text:p>0.7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76611328125">
                <text:p>0.76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82080078125">
                <text:p>0.82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8291015625">
                <text:p>0.8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72509765625">
                <text:p>0.7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86328125">
                <text:p>0.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73095703125">
                <text:p>0.730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72705078125">
                <text:p>0.72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8271484375">
                <text:p>0.82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92822265625">
                <text:p>0.92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8798828125">
                <text:p>0.87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7822265625">
                <text:p>0.7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77734375">
                <text:p>0.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75927734375">
                <text:p>0.759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75732421875">
                <text:p>0.75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79541015625">
                <text:p>0.7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8310546875">
                <text:p>0.83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82275390625">
                <text:p>0.82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72412109375">
                <text:p>0.7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78369140625">
                <text:p>0.78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8173828125">
                <text:p>0.81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81591796875">
                <text:p>0.81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82177734375">
                <text:p>0.821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80712890625">
                <text:p>0.807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80859375">
                <text:p>0.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79296875">
                <text:p>0.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8671875">
                <text:p>0.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7958984375">
                <text:p>0.7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86572265625">
                <text:p>0.865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72265625">
                <text:p>0.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73583984375">
                <text:p>0.7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70556640625">
                <text:p>0.70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75732421875">
                <text:p>0.75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81494140625">
                <text:p>0.814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91796875">
                <text:p>0.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80908203125">
                <text:p>0.80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8203125">
                <text:p>0.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74365234375">
                <text:p>0.74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86962890625">
                <text:p>0.8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8125">
                <text:p>0.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8134765625">
                <text:p>0.81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73779296875">
                <text:p>0.73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76171875">
                <text:p>0.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72021484375">
                <text:p>0.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78369140625">
                <text:p>0.78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9111328125">
                <text:p>0.91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73974609375">
                <text:p>0.739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83349609375">
                <text:p>0.83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7734375">
                <text:p>0.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78955078125">
                <text:p>0.789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78857421875">
                <text:p>0.788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75537109375">
                <text:p>0.755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76220703125">
                <text:p>0.76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8125">
                <text:p>0.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77001953125">
                <text:p>0.7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74560546875">
                <text:p>0.74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80615234375">
                <text:p>0.80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76220703125">
                <text:p>0.76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83251953125">
                <text:p>0.83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72998046875">
                <text:p>0.72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8193359375">
                <text:p>0.8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8115234375">
                <text:p>0.8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80078125">
                <text:p>0.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72900390625">
                <text:p>0.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81884765625">
                <text:p>0.81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75830078125">
                <text:p>0.75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8095703125">
                <text:p>0.80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87646484375">
                <text:p>0.87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77685546875">
                <text:p>0.77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68505859375">
                <text:p>0.68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80908203125">
                <text:p>0.80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69677734375">
                <text:p>0.69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76318359375">
                <text:p>0.763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8076171875">
                <text:p>0.8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8095703125">
                <text:p>0.80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70703125">
                <text:p>0.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87255859375">
                <text:p>0.87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64794921875">
                <text:p>0.64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7734375">
                <text:p>0.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7431640625">
                <text:p>0.7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8046875">
                <text:p>0.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734375">
                <text:p>0.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71533203125">
                <text:p>0.71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79150390625">
                <text:p>0.79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81640625">
                <text:p>0.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6953125">
                <text:p>0.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83984375">
                <text:p>0.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72412109375">
                <text:p>0.7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82080078125">
                <text:p>0.82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77880859375">
                <text:p>0.77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69091796875">
                <text:p>0.690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85888671875">
                <text:p>0.85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69775390625">
                <text:p>0.69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71875">
                <text:p>0.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7265625">
                <text:p>0.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80712890625">
                <text:p>0.807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8466796875">
                <text:p>0.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6669921875">
                <text:p>0.6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7353515625">
                <text:p>0.73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7490234375">
                <text:p>0.7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73388671875">
                <text:p>0.73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7734375">
                <text:p>0.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77197265625">
                <text:p>0.77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76513671875">
                <text:p>0.76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8642578125">
                <text:p>0.86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76806640625">
                <text:p>0.768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72412109375">
                <text:p>0.7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765625">
                <text:p>0.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73046875">
                <text:p>0.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77294921875">
                <text:p>0.7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7119140625">
                <text:p>0.7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796875">
                <text:p>0.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73779296875">
                <text:p>0.73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7568359375">
                <text:p>0.7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7265625">
                <text:p>0.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6572265625">
                <text:p>0.65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84375">
                <text:p>0.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72509765625">
                <text:p>0.7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67626953125">
                <text:p>0.6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7333984375">
                <text:p>0.7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75732421875">
                <text:p>0.75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76025390625">
                <text:p>0.76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84033203125">
                <text:p>0.840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73779296875">
                <text:p>0.73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72021484375">
                <text:p>0.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6982421875">
                <text:p>0.69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79150390625">
                <text:p>0.79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78857421875">
                <text:p>0.788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80126953125">
                <text:p>0.80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70703125">
                <text:p>0.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77734375">
                <text:p>0.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80859375">
                <text:p>0.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71044921875">
                <text:p>0.71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76904296875">
                <text:p>0.769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72998046875">
                <text:p>0.72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80908203125">
                <text:p>0.80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6884765625">
                <text:p>0.6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78564453125">
                <text:p>0.785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81591796875">
                <text:p>0.81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703125">
                <text:p>0.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7490234375">
                <text:p>0.7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67333984375">
                <text:p>0.67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74365234375">
                <text:p>0.74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71435546875">
                <text:p>0.7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77490234375">
                <text:p>0.77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77001953125">
                <text:p>0.7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86767578125">
                <text:p>0.8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7197265625">
                <text:p>0.7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81640625">
                <text:p>0.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79541015625">
                <text:p>0.7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63818359375">
                <text:p>0.638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7216796875">
                <text:p>0.7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69140625">
                <text:p>0.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71826171875">
                <text:p>0.718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77880859375">
                <text:p>0.77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74560546875">
                <text:p>0.74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82275390625">
                <text:p>0.82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74267578125">
                <text:p>0.7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765625">
                <text:p>0.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7421875">
                <text:p>0.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7490234375">
                <text:p>0.7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81005859375">
                <text:p>0.810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72900390625">
                <text:p>0.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6279296875">
                <text:p>0.6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68017578125">
                <text:p>0.680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79150390625">
                <text:p>0.79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69189453125">
                <text:p>0.69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81396484375">
                <text:p>0.81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6953125">
                <text:p>0.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71435546875">
                <text:p>0.7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64404296875">
                <text:p>0.644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76953125">
                <text:p>0.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80908203125">
                <text:p>0.80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70703125">
                <text:p>0.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73388671875">
                <text:p>0.73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68701171875">
                <text:p>0.68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74658203125">
                <text:p>0.7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828125">
                <text:p>0.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7568359375">
                <text:p>0.7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69384765625">
                <text:p>0.693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65478515625">
                <text:p>0.6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66845703125">
                <text:p>0.66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84814453125">
                <text:p>0.84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77294921875">
                <text:p>0.7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73486328125">
                <text:p>0.7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86474609375">
                <text:p>0.864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76904296875">
                <text:p>0.769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7216796875">
                <text:p>0.7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7958984375">
                <text:p>0.7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6171875">
                <text:p>0.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73583984375">
                <text:p>0.7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74853515625">
                <text:p>0.748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71923828125">
                <text:p>0.71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72119140625">
                <text:p>0.72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73681640625">
                <text:p>0.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8349609375">
                <text:p>0.8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7763671875">
                <text:p>0.77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71240234375">
                <text:p>0.7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796875">
                <text:p>0.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72509765625">
                <text:p>0.7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78759765625">
                <text:p>0.787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6748046875">
                <text:p>0.67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69482421875">
                <text:p>0.69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74755859375">
                <text:p>0.74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73486328125">
                <text:p>0.7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8125">
                <text:p>0.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72216796875">
                <text:p>0.72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65966796875">
                <text:p>0.65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73193359375">
                <text:p>0.73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72021484375">
                <text:p>0.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82568359375">
                <text:p>0.8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6689453125">
                <text:p>0.66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69873046875">
                <text:p>0.698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73681640625">
                <text:p>0.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71044921875">
                <text:p>0.71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84912109375">
                <text:p>0.84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7607421875">
                <text:p>0.7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69384765625">
                <text:p>0.693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703125">
                <text:p>0.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85791015625">
                <text:p>0.857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74462890625">
                <text:p>0.74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7255859375">
                <text:p>0.7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71240234375">
                <text:p>0.7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72119140625">
                <text:p>0.72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70263671875">
                <text:p>0.70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70068359375">
                <text:p>0.700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72412109375">
                <text:p>0.7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77783203125">
                <text:p>0.7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71630859375">
                <text:p>0.716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6708984375">
                <text:p>0.6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87646484375">
                <text:p>0.87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72216796875">
                <text:p>0.72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69775390625">
                <text:p>0.69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69970703125">
                <text:p>0.69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65771484375">
                <text:p>0.657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8037109375">
                <text:p>0.80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65673828125">
                <text:p>0.65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73388671875">
                <text:p>0.73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.82080078125">
                <text:p>0.82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76416015625">
                <text:p>0.7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69384765625">
                <text:p>0.693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.79541015625">
                <text:p>0.7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77783203125">
                <text:p>0.7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6796875">
                <text:p>0.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.74853515625">
                <text:p>0.748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70166015625">
                <text:p>0.7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74755859375">
                <text:p>0.74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83935546875">
                <text:p>0.839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73583984375">
                <text:p>0.7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76611328125">
                <text:p>0.76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73291015625">
                <text:p>0.73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67138671875">
                <text:p>0.67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78076171875">
                <text:p>0.78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71142578125">
                <text:p>0.71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73974609375">
                <text:p>0.739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7109375">
                <text:p>0.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.82275390625">
                <text:p>0.82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71923828125">
                <text:p>0.71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70751953125">
                <text:p>0.707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.68212890625">
                <text:p>0.68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71142578125">
                <text:p>0.71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76708984375">
                <text:p>0.76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69384765625">
                <text:p>0.693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77294921875">
                <text:p>0.7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74560546875">
                <text:p>0.74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0.73681640625">
                <text:p>0.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.74755859375">
                <text:p>0.74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.8046875">
                <text:p>0.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.66748046875">
                <text:p>0.667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.74658203125">
                <text:p>0.7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671875">
                <text:p>0.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.72998046875">
                <text:p>0.72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85009765625">
                <text:p>0.85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.796875">
                <text:p>0.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6953125">
                <text:p>0.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73681640625">
                <text:p>0.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.7734375">
                <text:p>0.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.72509765625">
                <text:p>0.7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.7177734375">
                <text:p>0.71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72119140625">
                <text:p>0.72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73193359375">
                <text:p>0.73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.73779296875">
                <text:p>0.73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73828125">
                <text:p>0.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72802734375">
                <text:p>0.72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.71142578125">
                <text:p>0.71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.78564453125">
                <text:p>0.785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.79736328125">
                <text:p>0.79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6630859375">
                <text:p>0.66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.70166015625">
                <text:p>0.7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.81298828125">
                <text:p>0.812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.71533203125">
                <text:p>0.71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.74365234375">
                <text:p>0.74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70849609375">
                <text:p>0.708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76708984375">
                <text:p>0.76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.6904296875">
                <text:p>0.69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78759765625">
                <text:p>0.787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.84228515625">
                <text:p>0.842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6416015625">
                <text:p>0.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72509765625">
                <text:p>0.7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.71240234375">
                <text:p>0.7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.72900390625">
                <text:p>0.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.81591796875">
                <text:p>0.81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.62890625">
                <text:p>0.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.72216796875">
                <text:p>0.72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85400390625">
                <text:p>0.85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.80615234375">
                <text:p>0.80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.70458984375">
                <text:p>0.70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.8115234375">
                <text:p>0.8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.72998046875">
                <text:p>0.72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.63232421875">
                <text:p>0.632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72705078125">
                <text:p>0.72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7431640625">
                <text:p>0.7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.72021484375">
                <text:p>0.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8544921875">
                <text:p>0.8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8037109375">
                <text:p>0.80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.73193359375">
                <text:p>0.73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.70458984375">
                <text:p>0.70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.71533203125">
                <text:p>0.71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7734375">
                <text:p>0.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0.67041015625">
                <text:p>0.67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.75634765625">
                <text:p>0.75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79931640625">
                <text:p>0.79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.71484375">
                <text:p>0.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.69873046875">
                <text:p>0.698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.67626953125">
                <text:p>0.6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77783203125">
                <text:p>0.7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7822265625">
                <text:p>0.7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83740234375">
                <text:p>0.83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70751953125">
                <text:p>0.707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77978515625">
                <text:p>0.77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81982421875">
                <text:p>0.819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.71240234375">
                <text:p>0.7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70947265625">
                <text:p>0.70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.8134765625">
                <text:p>0.81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.74072265625">
                <text:p>0.74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76318359375">
                <text:p>0.763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76171875">
                <text:p>0.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.71142578125">
                <text:p>0.71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78466796875">
                <text:p>0.7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.6064453125">
                <text:p>0.6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77587890625">
                <text:p>0.7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73291015625">
                <text:p>0.73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.7880859375">
                <text:p>0.7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72265625">
                <text:p>0.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77099609375">
                <text:p>0.7709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.77294921875">
                <text:p>0.7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85888671875">
                <text:p>0.85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6748046875">
                <text:p>0.67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.67236328125">
                <text:p>0.67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.72802734375">
                <text:p>0.72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.71875">
                <text:p>0.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76171875">
                <text:p>0.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.70947265625">
                <text:p>0.70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.79345703125">
                <text:p>0.793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77197265625">
                <text:p>0.77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.76953125">
                <text:p>0.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78955078125">
                <text:p>0.789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7822265625">
                <text:p>0.7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.765625">
                <text:p>0.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0.74267578125">
                <text:p>0.7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.68994140625">
                <text:p>0.689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76806640625">
                <text:p>0.768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.78515625">
                <text:p>0.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66357421875">
                <text:p>0.663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72216796875">
                <text:p>0.72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75732421875">
                <text:p>0.75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77001953125">
                <text:p>0.7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7763671875">
                <text:p>0.77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.67333984375">
                <text:p>0.67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72314453125">
                <text:p>0.72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8359375">
                <text:p>0.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.75634765625">
                <text:p>0.75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0.69677734375">
                <text:p>0.69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0.7255859375">
                <text:p>0.7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0.79052734375">
                <text:p>0.790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.72265625">
                <text:p>0.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0.7841796875">
                <text:p>0.7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.640625">
                <text:p>0.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0.671875">
                <text:p>0.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0.79541015625">
                <text:p>0.7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.78466796875">
                <text:p>0.7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.66650390625">
                <text:p>0.66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76611328125">
                <text:p>0.76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.78369140625">
                <text:p>0.78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0.8291015625">
                <text:p>0.8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0.78466796875">
                <text:p>0.7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0.65625">
                <text:p>0.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0.75830078125">
                <text:p>0.75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0.74169921875">
                <text:p>0.74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.6953125">
                <text:p>0.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0.68310546875">
                <text:p>0.683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0.69140625">
                <text:p>0.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.67919921875">
                <text:p>0.67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.7890625">
                <text:p>0.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.69677734375">
                <text:p>0.69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76416015625">
                <text:p>0.7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.7275390625">
                <text:p>0.7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.76416015625">
                <text:p>0.7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.73486328125">
                <text:p>0.7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.75244140625">
                <text:p>0.75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.76123046875">
                <text:p>0.76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.74658203125">
                <text:p>0.7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.76123046875">
                <text:p>0.76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73583984375">
                <text:p>0.7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.73486328125">
                <text:p>0.7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.734375">
                <text:p>0.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.80078125">
                <text:p>0.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.77001953125">
                <text:p>0.7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.81494140625">
                <text:p>0.814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68798828125">
                <text:p>0.687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.73291015625">
                <text:p>0.73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.68212890625">
                <text:p>0.68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.75146484375">
                <text:p>0.751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.79833984375">
                <text:p>0.79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.87646484375">
                <text:p>0.87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.6884765625">
                <text:p>0.6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.73681640625">
                <text:p>0.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.68701171875">
                <text:p>0.68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.72216796875">
                <text:p>0.72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.75341796875">
                <text:p>0.75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75537109375">
                <text:p>0.755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.75341796875">
                <text:p>0.75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.796875">
                <text:p>0.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.79296875">
                <text:p>0.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.72607421875">
                <text:p>0.72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.72607421875">
                <text:p>0.72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.81201171875">
                <text:p>0.812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.7890625">
                <text:p>0.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73486328125">
                <text:p>0.7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.64794921875">
                <text:p>0.64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.75048828125">
                <text:p>0.75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.78515625">
                <text:p>0.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.7109375">
                <text:p>0.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.73974609375">
                <text:p>0.739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.69775390625">
                <text:p>0.69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70703125">
                <text:p>0.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0.73193359375">
                <text:p>0.73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0.81689453125">
                <text:p>0.816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0.72802734375">
                <text:p>0.72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0.6591796875">
                <text:p>0.6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0.84619140625">
                <text:p>0.846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0.69775390625">
                <text:p>0.69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0.7197265625">
                <text:p>0.7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0.79150390625">
                <text:p>0.79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0.65576171875">
                <text:p>0.655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0.78076171875">
                <text:p>0.78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0.79296875">
                <text:p>0.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0.8837890625">
                <text:p>0.8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0.73193359375">
                <text:p>0.73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0.78466796875">
                <text:p>0.7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0.63623046875">
                <text:p>0.636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0.77001953125">
                <text:p>0.7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0.64306640625">
                <text:p>0.64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0.78515625">
                <text:p>0.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0.74853515625">
                <text:p>0.748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0.72802734375">
                <text:p>0.72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0.703125">
                <text:p>0.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0.7431640625">
                <text:p>0.7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0.74560546875">
                <text:p>0.74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0.78759765625">
                <text:p>0.787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0.7353515625">
                <text:p>0.73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0.72802734375">
                <text:p>0.72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0.69189453125">
                <text:p>0.69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0.76513671875">
                <text:p>0.76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0.71533203125">
                <text:p>0.71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0.68017578125">
                <text:p>0.680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0.77587890625">
                <text:p>0.7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0.70556640625">
                <text:p>0.70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0.7421875">
                <text:p>0.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0.6884765625">
                <text:p>0.6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0.74755859375">
                <text:p>0.74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0.78759765625">
                <text:p>0.787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0.73046875">
                <text:p>0.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0.81201171875">
                <text:p>0.812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0.73583984375">
                <text:p>0.7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0.6787109375">
                <text:p>0.6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0.75830078125">
                <text:p>0.75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0.73779296875">
                <text:p>0.73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0.78369140625">
                <text:p>0.78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0.75341796875">
                <text:p>0.75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0.72802734375">
                <text:p>0.72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0.64208984375">
                <text:p>0.642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0.8251953125">
                <text:p>0.8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0.69140625">
                <text:p>0.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0.80224609375">
                <text:p>0.80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0.76171875">
                <text:p>0.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0.65771484375">
                <text:p>0.657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0.6904296875">
                <text:p>0.69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0.85986328125">
                <text:p>0.85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0.72216796875">
                <text:p>0.72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0.64599609375">
                <text:p>0.6459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0.7802734375">
                <text:p>0.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0.68701171875">
                <text:p>0.68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0.76953125">
                <text:p>0.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0.75048828125">
                <text:p>0.75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0.7099609375">
                <text:p>0.709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0.75439453125">
                <text:p>0.75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0.765625">
                <text:p>0.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0.640625">
                <text:p>0.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0.7802734375">
                <text:p>0.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0.77490234375">
                <text:p>0.77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0.8798828125">
                <text:p>0.87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0.68505859375">
                <text:p>0.68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0.66552734375">
                <text:p>0.665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0.79541015625">
                <text:p>0.7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0.72021484375">
                <text:p>0.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0.68408203125">
                <text:p>0.68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0.81201171875">
                <text:p>0.812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0.73828125">
                <text:p>0.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0.6806640625">
                <text:p>0.68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0.81396484375">
                <text:p>0.81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0.7568359375">
                <text:p>0.7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0.70751953125">
                <text:p>0.707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0.72021484375">
                <text:p>0.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0.8427734375">
                <text:p>0.84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0.6396484375">
                <text:p>0.6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0.73681640625">
                <text:p>0.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0.73193359375">
                <text:p>0.73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0.78564453125">
                <text:p>0.785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0.76904296875">
                <text:p>0.769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0.74462890625">
                <text:p>0.74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0.74951171875">
                <text:p>0.749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0.6728515625">
                <text:p>0.6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0.73828125">
                <text:p>0.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0.72900390625">
                <text:p>0.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0.78515625">
                <text:p>0.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0.75634765625">
                <text:p>0.75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0.79833984375">
                <text:p>0.79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0.68359375">
                <text:p>0.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0.73681640625">
                <text:p>0.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0.69140625">
                <text:p>0.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0.66357421875">
                <text:p>0.663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0.78466796875">
                <text:p>0.7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0.75830078125">
                <text:p>0.75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0.8125">
                <text:p>0.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0.7216796875">
                <text:p>0.7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0.78369140625">
                <text:p>0.78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0.75439453125">
                <text:p>0.75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0.7255859375">
                <text:p>0.7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0.71923828125">
                <text:p>0.71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0.77099609375">
                <text:p>0.7709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0.76025390625">
                <text:p>0.76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0.68896484375">
                <text:p>0.688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0.62890625">
                <text:p>0.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0.76220703125">
                <text:p>0.76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0.87060546875">
                <text:p>0.870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0.66845703125">
                <text:p>0.66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0.80419921875">
                <text:p>0.804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0.71044921875">
                <text:p>0.71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0.6669921875">
                <text:p>0.6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0.73583984375">
                <text:p>0.7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0.73681640625">
                <text:p>0.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0.7177734375">
                <text:p>0.71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0.75830078125">
                <text:p>0.75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0.5986328125">
                <text:p>0.5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0.7783203125">
                <text:p>0.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0.82275390625">
                <text:p>0.82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0.6953125">
                <text:p>0.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0.81103515625">
                <text:p>0.81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0.71923828125">
                <text:p>0.71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0.685546875">
                <text:p>0.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0.70458984375">
                <text:p>0.70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0.72412109375">
                <text:p>0.72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0.73486328125">
                <text:p>0.7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0.81396484375">
                <text:p>0.81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0.89453125">
                <text:p>0.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0.76025390625">
                <text:p>0.76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0.7109375">
                <text:p>0.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0.7119140625">
                <text:p>0.7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0.71240234375">
                <text:p>0.7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0.7841796875">
                <text:p>0.7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0.80419921875">
                <text:p>0.804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0.68603515625">
                <text:p>0.686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0.6640625">
                <text:p>0.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0.66796875">
                <text:p>0.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0.734375">
                <text:p>0.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0.6806640625">
                <text:p>0.68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0.72900390625">
                <text:p>0.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0.74853515625">
                <text:p>0.748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0.71630859375">
                <text:p>0.716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0.74072265625">
                <text:p>0.74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0.76025390625">
                <text:p>0.76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0.75244140625">
                <text:p>0.75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0.71044921875">
                <text:p>0.71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0.76416015625">
                <text:p>0.7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0.76513671875">
                <text:p>0.76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0.73193359375">
                <text:p>0.73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0.6796875">
                <text:p>0.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0.74658203125">
                <text:p>0.7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0.65087890625">
                <text:p>0.650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0.73388671875">
                <text:p>0.73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0.71533203125">
                <text:p>0.71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0.71728515625">
                <text:p>0.71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0.75341796875">
                <text:p>0.75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0.74462890625">
                <text:p>0.74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0.77783203125">
                <text:p>0.7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0.83544921875">
                <text:p>0.8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0.69384765625">
                <text:p>0.693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0.70947265625">
                <text:p>0.70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0.72900390625">
                <text:p>0.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0.69580078125">
                <text:p>0.69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0.78076171875">
                <text:p>0.78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0.86083984375">
                <text:p>0.860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0.83154296875">
                <text:p>0.83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0.82373046875">
                <text:p>0.82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0.75341796875">
                <text:p>0.75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0.73828125">
                <text:p>0.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0.75390625">
                <text:p>0.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0.6630859375">
                <text:p>0.66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0.7265625">
                <text:p>0.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0.74072265625">
                <text:p>0.74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0.72119140625">
                <text:p>0.72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0.74462890625">
                <text:p>0.74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0.76953125">
                <text:p>0.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0.77490234375">
                <text:p>0.77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0.8173828125">
                <text:p>0.81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0.70849609375">
                <text:p>0.708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0.7880859375">
                <text:p>0.7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0.85888671875">
                <text:p>0.85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0.67919921875">
                <text:p>0.67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0.65478515625">
                <text:p>0.6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0.6806640625">
                <text:p>0.68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0.69287109375">
                <text:p>0.692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0.73876953125">
                <text:p>0.738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0.685546875">
                <text:p>0.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0.77294921875">
                <text:p>0.7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0.734375">
                <text:p>0.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0.74951171875">
                <text:p>0.749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0.77392578125">
                <text:p>0.7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0.734375">
                <text:p>0.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0.73681640625">
                <text:p>0.7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0.7783203125">
                <text:p>0.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0.68994140625">
                <text:p>0.689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0.84228515625">
                <text:p>0.842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0.70068359375">
                <text:p>0.700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0.69921875">
                <text:p>0.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0.72509765625">
                <text:p>0.7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0.79833984375">
                <text:p>0.79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0.7744140625">
                <text:p>0.7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0.64990234375">
                <text:p>0.64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0.8173828125">
                <text:p>0.81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0.80224609375">
                <text:p>0.80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0.71533203125">
                <text:p>0.71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0.79150390625">
                <text:p>0.79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0.71142578125">
                <text:p>0.71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0.66064453125">
                <text:p>0.66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0.68115234375">
                <text:p>0.68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0.6416015625">
                <text:p>0.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0.68212890625">
                <text:p>0.68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0.7333984375">
                <text:p>0.7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0.81396484375">
                <text:p>0.81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0.8466796875">
                <text:p>0.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0.78466796875">
                <text:p>0.78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0.796875">
                <text:p>0.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0.66943359375">
                <text:p>0.6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0.72607421875">
                <text:p>0.72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0.69970703125">
                <text:p>0.69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0.74609375">
                <text:p>0.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0.67578125">
                <text:p>0.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0.80615234375">
                <text:p>0.80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0.69677734375">
                <text:p>0.69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0.70166015625">
                <text:p>0.7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0.79248046875">
                <text:p>0.792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0.77783203125">
                <text:p>0.7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0.73828125">
                <text:p>0.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0.80029296875">
                <text:p>0.800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0.63330078125">
                <text:p>0.633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0.703125">
                <text:p>0.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0.79150390625">
                <text:p>0.79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0.83642578125">
                <text:p>0.836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0.76220703125">
                <text:p>0.76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0.6904296875">
                <text:p>0.69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0.76025390625">
                <text:p>0.76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0.69482421875">
                <text:p>0.69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0.75048828125">
                <text:p>0.75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0.67919921875">
                <text:p>0.67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0.73388671875">
                <text:p>0.73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0.77294921875">
                <text:p>0.77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0.71142578125">
                <text:p>0.71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0.71826171875">
                <text:p>0.718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0.77783203125">
                <text:p>0.7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0.76708984375">
                <text:p>0.76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0.7109375">
                <text:p>0.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0.72900390625">
                <text:p>0.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0.72119140625">
                <text:p>0.72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0.78515625">
                <text:p>0.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0.72607421875">
                <text:p>0.72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0.6533203125">
                <text:p>0.6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0.65771484375">
                <text:p>0.657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0.78076171875">
                <text:p>0.78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0.7177734375">
                <text:p>0.71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0.76220703125">
                <text:p>0.76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0.82568359375">
                <text:p>0.8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0.74853515625">
                <text:p>0.748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0.72509765625">
                <text:p>0.7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0.77001953125">
                <text:p>0.77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0.74072265625">
                <text:p>0.74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0.74267578125">
                <text:p>0.7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0.6982421875">
                <text:p>0.69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0.7734375">
                <text:p>0.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0.7890625">
                <text:p>0.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0.7646484375">
                <text:p>0.7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0.67138671875">
                <text:p>0.67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0.6982421875">
                <text:p>0.69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0.71240234375">
                <text:p>0.7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0.74853515625">
                <text:p>0.748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0.77783203125">
                <text:p>0.77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0.73291015625">
                <text:p>0.73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0.74169921875">
                <text:p>0.74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0.74658203125">
                <text:p>0.7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0.70263671875">
                <text:p>0.70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0.70947265625">
                <text:p>0.70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0.77978515625">
                <text:p>0.77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